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774e0" officeooo:paragraph-rsid="001774e0"/>
    </style:style>
    <style:style style:name="P2" style:family="paragraph" style:parent-style-name="Standard">
      <style:paragraph-properties fo:text-align="center" style:justify-single-word="false"/>
      <style:text-properties officeooo:rsid="001774e0" officeooo:paragraph-rsid="001774e0"/>
    </style:style>
    <style:style style:name="P3" style:family="paragraph" style:parent-style-name="Standard">
      <style:paragraph-properties fo:text-align="justify" style:justify-single-word="false"/>
      <style:text-properties officeooo:rsid="001774e0" officeooo:paragraph-rsid="001774e0"/>
    </style:style>
    <style:style style:name="P4" style:family="paragraph" style:parent-style-name="Standard">
      <style:paragraph-properties fo:text-align="justify" style:justify-single-word="false"/>
      <style:text-properties officeooo:rsid="001774e0" officeooo:paragraph-rsid="001d4b04"/>
    </style:style>
    <style:style style:name="P5" style:family="paragraph" style:parent-style-name="Standard">
      <style:paragraph-properties fo:text-align="justify" style:justify-single-word="false"/>
      <style:text-properties officeooo:rsid="001774e0" officeooo:paragraph-rsid="002a4e5a"/>
    </style:style>
    <style:style style:name="P6" style:family="paragraph" style:parent-style-name="Standard">
      <style:text-properties officeooo:rsid="001774e0" officeooo:paragraph-rsid="0019cc9b"/>
    </style:style>
    <style:style style:name="P7" style:family="paragraph" style:parent-style-name="Standard">
      <style:paragraph-properties fo:text-align="center" style:justify-single-word="false"/>
      <style:text-properties fo:font-weight="bold" officeooo:rsid="001774e0" officeooo:paragraph-rsid="001774e0" style:font-weight-asian="bold" style:font-weight-complex="bold"/>
    </style:style>
    <style:style style:name="P8" style:family="paragraph" style:parent-style-name="Standard">
      <style:text-properties fo:font-weight="bold" officeooo:rsid="001774e0" officeooo:paragraph-rsid="001774e0" style:font-weight-asian="bold" style:font-weight-complex="bold"/>
    </style:style>
    <style:style style:name="P9" style:family="paragraph" style:parent-style-name="Standard">
      <style:paragraph-properties fo:text-align="justify" style:justify-single-word="false"/>
      <style:text-properties fo:font-weight="bold" officeooo:rsid="001774e0" officeooo:paragraph-rsid="001774e0"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size="14pt" fo:font-weight="bold" officeooo:rsid="001774e0" officeooo:paragraph-rsid="001774e0" style:font-size-asian="14pt" style:font-weight-asian="bold" style:font-size-complex="14pt" style:font-weight-complex="bold"/>
    </style:style>
    <style:style style:name="P12" style:family="paragraph" style:parent-style-name="Standard">
      <style:paragraph-properties fo:text-align="justify" style:justify-single-word="false"/>
      <style:text-properties officeooo:rsid="002a4e5a" officeooo:paragraph-rsid="002a4e5a"/>
    </style:style>
    <style:style style:name="P13" style:family="paragraph" style:parent-style-name="Standard">
      <style:paragraph-properties fo:text-align="justify" style:justify-single-word="false"/>
      <style:text-properties officeooo:rsid="001d4b04" officeooo:paragraph-rsid="001d4b04"/>
    </style:style>
    <style:style style:name="P14" style:family="paragraph" style:parent-style-name="Standard">
      <style:paragraph-properties fo:break-before="page"/>
      <style:text-properties officeooo:rsid="001774e0" officeooo:paragraph-rsid="001774e0"/>
    </style:style>
    <style:style style:name="P15" style:family="paragraph" style:parent-style-name="Standard">
      <style:paragraph-properties fo:break-before="page"/>
      <style:text-properties fo:font-weight="bold" officeooo:rsid="001774e0" officeooo:paragraph-rsid="001774e0" style:font-weight-asian="bold" style:font-weight-complex="bold"/>
    </style:style>
    <style:style style:name="P16" style:family="paragraph" style:parent-style-name="Standard">
      <style:paragraph-properties fo:text-align="justify" style:justify-single-word="false" fo:break-before="page"/>
      <style:text-properties fo:font-weight="bold" officeooo:rsid="001774e0" officeooo:paragraph-rsid="001774e0" style:font-weight-asian="bold" style:font-weight-complex="bold"/>
    </style:style>
    <style:style style:name="P17" style:family="paragraph" style:parent-style-name="Standard">
      <style:paragraph-properties fo:margin-left="1.251cm" fo:margin-right="0cm" fo:text-indent="0cm" style:auto-text-indent="false"/>
      <style:text-properties officeooo:rsid="001774e0" officeooo:paragraph-rsid="001774e0"/>
    </style:style>
    <style:style style:name="P18" style:family="paragraph" style:parent-style-name="Standard">
      <style:paragraph-properties fo:margin-left="1.251cm" fo:margin-right="0cm" fo:text-align="justify" style:justify-single-word="false" fo:text-indent="0cm" style:auto-text-indent="false"/>
      <style:text-properties officeooo:rsid="001774e0" officeooo:paragraph-rsid="001774e0"/>
    </style:style>
    <style:style style:name="P19" style:family="paragraph" style:parent-style-name="Standard">
      <style:paragraph-properties fo:margin-left="1.251cm" fo:margin-right="0cm" fo:text-align="justify" style:justify-single-word="false" fo:text-indent="0cm" style:auto-text-indent="false"/>
      <style:text-properties officeooo:rsid="001774e0" officeooo:paragraph-rsid="001d4b04"/>
    </style:style>
    <style:style style:name="P20" style:family="paragraph" style:parent-style-name="Standard">
      <style:paragraph-properties fo:margin-left="1.251cm" fo:margin-right="0cm" fo:text-align="justify" style:justify-single-word="false" fo:text-indent="0cm" style:auto-text-indent="false"/>
      <style:text-properties officeooo:rsid="001774e0" officeooo:paragraph-rsid="002750c2"/>
    </style:style>
    <style:style style:name="P21" style:family="paragraph" style:parent-style-name="Standard">
      <style:paragraph-properties fo:margin-left="1.251cm" fo:margin-right="0cm" fo:text-align="justify" style:justify-single-word="false" fo:text-indent="0cm" style:auto-text-indent="false"/>
      <style:text-properties officeooo:rsid="001774e0" officeooo:paragraph-rsid="002a4e5a"/>
    </style:style>
    <style:style style:name="P22" style:family="paragraph" style:parent-style-name="Preformatted_20_Text">
      <style:paragraph-properties fo:margin-left="1.251cm" fo:margin-right="0cm" fo:text-indent="0cm" style:auto-text-indent="false"/>
    </style:style>
    <style:style style:name="P23" style:family="paragraph" style:parent-style-name="Standard">
      <style:paragraph-properties fo:margin-left="0cm" fo:margin-right="0cm" fo:text-align="justify" style:justify-single-word="false" fo:text-indent="0cm" style:auto-text-indent="false"/>
      <style:text-properties officeooo:rsid="001774e0" officeooo:paragraph-rsid="002a4e5a"/>
    </style:style>
    <style:style style:name="P24" style:family="paragraph" style:parent-style-name="Preformatted_20_Text">
      <style:paragraph-properties fo:margin-left="0cm" fo:margin-right="0cm" fo:text-indent="0cm" style:auto-text-indent="false"/>
    </style:style>
    <style:style style:name="P25" style:family="paragraph" style:parent-style-name="Standard" style:master-page-name="">
      <loext:graphic-properties draw:fill="none"/>
      <style:paragraph-properties fo:margin-left="4.701cm" fo:margin-right="0cm" fo:text-align="justify" style:justify-single-word="false" fo:text-indent="0cm" style:auto-text-indent="false" style:page-number="auto" fo:background-color="transparent">
        <style:tab-stops/>
      </style:paragraph-properties>
      <style:text-properties officeooo:rsid="001774e0" officeooo:paragraph-rsid="001774e0"/>
    </style:style>
    <style:style style:name="P26" style:family="paragraph" style:parent-style-name="Standard" style:master-page-name="">
      <loext:graphic-properties draw:fill="none"/>
      <style:paragraph-properties fo:margin-left="4.701cm" fo:margin-right="0cm" fo:text-align="justify" style:justify-single-word="false" fo:text-indent="0cm" style:auto-text-indent="false" style:page-number="auto" fo:background-color="transparent"/>
      <style:text-properties officeooo:rsid="001774e0" officeooo:paragraph-rsid="001774e0"/>
    </style:style>
    <style:style style:name="P27" style:family="paragraph" style:parent-style-name="Standard" style:master-page-name="">
      <loext:graphic-properties draw:fill="none"/>
      <style:paragraph-properties fo:margin-left="4.701cm" fo:margin-right="0cm" fo:text-align="justify" style:justify-single-word="false" fo:text-indent="0cm" style:auto-text-indent="false" style:page-number="auto" fo:background-color="transparent"/>
      <style:text-properties style:font-name="Liberation Mono" fo:font-size="10pt" officeooo:rsid="001774e0" officeooo:paragraph-rsid="001774e0" style:font-size-asian="10pt" style:font-size-complex="10pt"/>
    </style:style>
    <style:style style:name="P28" style:family="paragraph" style:parent-style-name="Standard" style:master-page-name="">
      <loext:graphic-properties draw:fill="none"/>
      <style:paragraph-properties fo:margin-left="4.701cm" fo:margin-right="0cm" fo:text-indent="-3.401cm" style:auto-text-indent="false" style:page-number="auto" fo:background-color="transparent"/>
      <style:text-properties officeooo:rsid="001774e0" officeooo:paragraph-rsid="001baf05"/>
    </style:style>
    <style:style style:name="P29" style:family="paragraph" style:parent-style-name="Standard">
      <loext:graphic-properties draw:fill="none"/>
      <style:paragraph-properties fo:margin-left="4.701cm" fo:margin-right="0cm" fo:text-indent="-3.401cm" style:auto-text-indent="false" fo:background-color="transparent"/>
      <style:text-properties officeooo:rsid="001774e0" officeooo:paragraph-rsid="001baf05"/>
    </style:style>
    <style:style style:name="P30" style:family="paragraph" style:parent-style-name="Standard" style:master-page-name="">
      <loext:graphic-properties draw:fill="none"/>
      <style:paragraph-properties fo:margin-left="4.5cm" fo:margin-right="0cm" fo:text-align="justify" style:justify-single-word="false" fo:text-indent="-3.2cm" style:auto-text-indent="false" style:page-number="auto" fo:background-color="transparent"/>
      <style:text-properties officeooo:rsid="001774e0" officeooo:paragraph-rsid="001774e0"/>
    </style:style>
    <style:style style:name="P31" style:family="paragraph" style:parent-style-name="Standard">
      <loext:graphic-properties draw:fill="none"/>
      <style:paragraph-properties fo:margin-left="4.5cm" fo:margin-right="0cm" fo:text-align="justify" style:justify-single-word="false" fo:text-indent="-3.2cm" style:auto-text-indent="false" fo:background-color="transparent"/>
      <style:text-properties officeooo:rsid="001774e0" officeooo:paragraph-rsid="001774e0"/>
    </style:style>
    <style:style style:name="P32" style:family="paragraph" style:parent-style-name="Standard">
      <loext:graphic-properties draw:fill="none"/>
      <style:paragraph-properties fo:margin-left="4.5cm" fo:margin-right="0cm" fo:text-align="justify" style:justify-single-word="false" fo:text-indent="-3.2cm" style:auto-text-indent="false" fo:background-color="transparent"/>
      <style:text-properties officeooo:rsid="001774e0" officeooo:paragraph-rsid="001d4b04"/>
    </style:style>
    <style:style style:name="P33" style:family="paragraph" style:parent-style-name="Standard">
      <loext:graphic-properties draw:fill="none"/>
      <style:paragraph-properties fo:margin-left="4.5cm" fo:margin-right="0cm" fo:text-align="justify" style:justify-single-word="false" fo:text-indent="-3.2cm" style:auto-text-indent="false" fo:background-color="transparent"/>
      <style:text-properties style:font-name="Liberation Mono" fo:font-size="10pt" officeooo:rsid="001774e0" officeooo:paragraph-rsid="001d4b04" style:font-size-asian="10pt" style:font-size-complex="10pt"/>
    </style:style>
    <style:style style:name="P34" style:family="paragraph" style:parent-style-name="Standard">
      <loext:graphic-properties draw:fill="none"/>
      <style:paragraph-properties fo:margin-left="4.5cm" fo:margin-right="0cm" fo:text-align="justify" style:justify-single-word="false" fo:text-indent="-3.3cm" style:auto-text-indent="false" fo:background-color="transparent"/>
      <style:text-properties officeooo:rsid="001774e0" officeooo:paragraph-rsid="001f1331"/>
    </style:style>
    <style:style style:name="P35" style:family="paragraph" style:parent-style-name="Standard">
      <loext:graphic-properties draw:fill="none"/>
      <style:paragraph-properties fo:margin-left="4.5cm" fo:margin-right="0cm" fo:text-align="justify" style:justify-single-word="false" fo:text-indent="-3.3cm" style:auto-text-indent="false" fo:background-color="transparent"/>
      <style:text-properties officeooo:rsid="001774e0" officeooo:paragraph-rsid="001774e0"/>
    </style:style>
    <style:style style:name="P36" style:family="paragraph" style:parent-style-name="Standard" style:master-page-name="">
      <loext:graphic-properties draw:fill="none"/>
      <style:paragraph-properties fo:margin-left="4.5cm" fo:margin-right="0cm" fo:text-align="justify" style:justify-single-word="false" fo:text-indent="-3.3cm" style:auto-text-indent="false" style:page-number="auto" fo:background-color="transparent"/>
      <style:text-properties style:font-name="Liberation Mono" fo:font-size="10pt" officeooo:rsid="001774e0" officeooo:paragraph-rsid="001f1331" style:font-size-asian="10pt" style:font-size-complex="10pt"/>
    </style:style>
    <style:style style:name="P37" style:family="paragraph" style:parent-style-name="Standard">
      <loext:graphic-properties draw:fill="none"/>
      <style:paragraph-properties fo:margin-left="5.001cm" fo:margin-right="0cm" fo:text-align="justify" style:justify-single-word="false" fo:text-indent="-3.799cm" style:auto-text-indent="false" fo:background-color="transparent"/>
      <style:text-properties officeooo:rsid="001774e0" officeooo:paragraph-rsid="001774e0"/>
    </style:style>
    <style:style style:name="P38" style:family="paragraph" style:parent-style-name="Standard">
      <loext:graphic-properties draw:fill="none"/>
      <style:paragraph-properties fo:margin-left="5.001cm" fo:margin-right="0cm" fo:text-align="justify" style:justify-single-word="false" fo:text-indent="-3.799cm" style:auto-text-indent="false" fo:background-color="transparent"/>
      <style:text-properties style:font-name="Liberation Mono" fo:font-size="10pt" officeooo:rsid="001774e0" officeooo:paragraph-rsid="001f1331" style:font-size-asian="10pt" style:font-size-complex="10pt"/>
    </style:style>
    <style:style style:name="P39" style:family="paragraph" style:parent-style-name="Standard">
      <loext:graphic-properties draw:fill="none"/>
      <style:paragraph-properties fo:margin-left="8.754cm" fo:margin-right="0cm" fo:text-align="justify" style:justify-single-word="false" fo:text-indent="-3.799cm" style:auto-text-indent="false" fo:background-color="transparent"/>
      <style:text-properties officeooo:rsid="001774e0" officeooo:paragraph-rsid="001774e0"/>
    </style:style>
    <style:style style:name="P40" style:family="paragraph" style:parent-style-name="Standard" style:master-page-name="">
      <loext:graphic-properties draw:fill="none"/>
      <style:paragraph-properties fo:margin-left="4.701cm" fo:margin-right="0cm" fo:text-align="justify" style:justify-single-word="false" fo:text-indent="-3.799cm" style:auto-text-indent="false" style:page-number="auto" fo:background-color="transparent"/>
      <style:text-properties officeooo:rsid="001774e0" officeooo:paragraph-rsid="001f1331"/>
    </style:style>
    <style:style style:name="P41" style:family="paragraph" style:parent-style-name="Standard" style:master-page-name="">
      <loext:graphic-properties draw:fill="none"/>
      <style:paragraph-properties fo:margin-left="4.701cm" fo:margin-right="0cm" fo:text-align="justify" style:justify-single-word="false" fo:text-indent="-3.5cm" style:auto-text-indent="false" style:page-number="auto" fo:background-color="transparent"/>
      <style:text-properties officeooo:rsid="001774e0" officeooo:paragraph-rsid="001774e0"/>
    </style:style>
    <style:style style:name="P42" style:family="paragraph" style:parent-style-name="Standard" style:master-page-name="">
      <loext:graphic-properties draw:fill="none"/>
      <style:paragraph-properties fo:margin-left="8.8cm" fo:margin-right="0cm" fo:text-align="justify" style:justify-single-word="false" fo:text-indent="-4.099cm" style:auto-text-indent="false" style:page-number="auto" fo:background-color="transparent"/>
      <style:text-properties style:font-name="Liberation Mono" fo:font-size="10pt" officeooo:rsid="001774e0" officeooo:paragraph-rsid="001774e0" style:font-size-asian="10pt" style:font-size-complex="10pt"/>
    </style:style>
    <style:style style:name="P43" style:family="paragraph" style:parent-style-name="Standard" style:master-page-name="">
      <loext:graphic-properties draw:fill="none"/>
      <style:paragraph-properties fo:margin-left="4.8cm" fo:margin-right="0cm" fo:text-align="justify" style:justify-single-word="false" fo:text-indent="0cm" style:auto-text-indent="false" style:page-number="auto" fo:background-color="transparent"/>
      <style:text-properties officeooo:rsid="001774e0" officeooo:paragraph-rsid="001774e0"/>
    </style:style>
    <style:style style:name="P44" style:family="paragraph" style:parent-style-name="Standard" style:master-page-name="">
      <loext:graphic-properties draw:fill="none"/>
      <style:paragraph-properties fo:margin-left="4.6cm" fo:margin-right="0cm" fo:text-align="justify" style:justify-single-word="false" fo:text-indent="-3.3cm" style:auto-text-indent="false" style:page-number="auto" fo:background-color="transparent"/>
      <style:text-properties officeooo:rsid="001774e0" officeooo:paragraph-rsid="001774e0"/>
    </style:style>
    <style:style style:name="P45" style:family="paragraph" style:parent-style-name="Standard" style:master-page-name="">
      <loext:graphic-properties draw:fill="none"/>
      <style:paragraph-properties fo:margin-left="4.6cm" fo:margin-right="0cm" fo:text-align="justify" style:justify-single-word="false" fo:text-indent="-3.401cm" style:auto-text-indent="false" style:page-number="auto" fo:background-color="transparent"/>
      <style:text-properties officeooo:rsid="001774e0" officeooo:paragraph-rsid="001774e0"/>
    </style:style>
    <style:style style:name="P46" style:family="paragraph" style:parent-style-name="Standard">
      <loext:graphic-properties draw:fill="none"/>
      <style:paragraph-properties fo:margin-left="4.6cm" fo:margin-right="0cm" fo:text-align="justify" style:justify-single-word="false" fo:text-indent="-3.401cm" style:auto-text-indent="false" fo:background-color="transparent"/>
      <style:text-properties officeooo:rsid="001774e0" officeooo:paragraph-rsid="001774e0"/>
    </style:style>
    <style:style style:name="P47" style:family="paragraph" style:parent-style-name="Subtitle">
      <style:text-properties fo:font-weight="bold" style:font-weight-asian="bold" style:font-weight-complex="bold"/>
    </style:style>
    <style:style style:name="P48" style:family="paragraph" style:parent-style-name="Preformatted_20_Text">
      <style:paragraph-properties fo:margin-left="5.002cm" fo:margin-right="0cm" fo:text-indent="0cm" style:auto-text-indent="false"/>
    </style:style>
    <style:style style:name="P49" style:family="paragraph" style:parent-style-name="Footnote">
      <style:paragraph-properties fo:text-align="justify" style:justify-single-word="false"/>
      <style:text-properties officeooo:rsid="00239ac4" officeooo:paragraph-rsid="002bf57b"/>
    </style:style>
    <style:style style:name="P50" style:family="paragraph" style:parent-style-name="Footnote">
      <style:text-properties officeooo:rsid="002d6e58" officeooo:paragraph-rsid="002d6e58"/>
    </style:style>
    <style:style style:name="P51" style:family="paragraph" style:parent-style-name="Footnote">
      <style:paragraph-properties fo:text-align="justify" style:justify-single-word="false"/>
      <style:text-properties officeooo:rsid="0019c6f8" officeooo:paragraph-rsid="002e56b0"/>
    </style:style>
    <style:style style:name="T1" style:family="text">
      <style:text-properties style:font-name="Liberation Mono" fo:font-size="10pt" style:font-size-asian="10pt" style:font-size-complex="10pt"/>
    </style:style>
    <style:style style:name="T2" style:family="text">
      <style:text-properties officeooo:rsid="0019cc9b"/>
    </style:style>
    <style:style style:name="T3" style:family="text">
      <style:text-properties officeooo:rsid="001baf05"/>
    </style:style>
    <style:style style:name="T4" style:family="text">
      <style:text-properties officeooo:rsid="001d4b04"/>
    </style:style>
    <style:style style:name="T5" style:family="text">
      <style:text-properties officeooo:rsid="00239ac4"/>
    </style:style>
    <style:style style:name="T6" style:family="text">
      <style:text-properties officeooo:rsid="00258802"/>
    </style:style>
    <style:style style:name="T7" style:family="text">
      <style:text-properties officeooo:rsid="002d31cc"/>
    </style:style>
    <style:style style:name="T8" style:family="text">
      <style:text-properties officeooo:rsid="002e56b0"/>
    </style:style>
    <style:style style:name="T9" style:family="text">
      <style:text-properties fo:font-style="italic" officeooo:rsid="002e56b0" style:font-style-asian="italic" style:font-style-complex="italic"/>
    </style:style>
    <style:style style:name="T10" style:family="text">
      <style:text-properties officeooo:rsid="002fc1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LAL2<text:note text:id="ftn1" text:note-class="footnote"><text:note-citation>1</text:note-citation><text:note-body><text:p text:style-name="P49">This PDF was produced from a print file, with minor edits for formatting and to correct a few typos. The original can be found on the SimH OS/32 kit’s system disk SYS:HLAL2.VFC/200.</text:p></text:note-body></text:note></text:p>
      <text:p text:style-name="P47">HIGH LEVEL ASSEMBLER LANQUAGE<text:note text:id="ftn2" text:note-class="footnote"><text:note-citation>2</text:note-citation><text:note-body><text:p text:style-name="P51">Yes, it <text:span text:style-name="T5">does indeed say </text:span>“lanquage”, <text:span text:style-name="T10">which looks too deliberate to be a simple typo, as the G and Q keys are not that close together.</text:span> <text:span text:style-name="T8">Perhaps it was a deliberate pun by the author, or a regional hardening of the </text:span><text:span text:style-name="T9">g</text:span><text:span text:style-name="T8"> consonant into a </text:span><text:span text:style-name="T9">k</text:span><text:span text:style-name="T8">. [ed. David Wijnants 2021]</text:span></text:p></text:note-body></text:note> MACROS</text:p>
      <text:p text:style-name="Subtitle"/>
      <text:p text:style-name="Subtitle">INTERCHANGE LIBRARY IUG0200</text:p>
      <text:p text:style-name="P2"/>
      <text:p text:style-name="P2">48-IUG0200 R07-00 07/30/85<text:note text:id="ftn3" text:note-class="footnote"><text:note-citation>3</text:note-citation><text:note-body><text:p text:style-name="Footnote">Bitsavers: <text:a xlink:type="simple" xlink:href="http://bitsavers.org/bits/Interdata/interchange/iug0200.zip" text:style-name="Internet_20_link" text:visited-style-name="Visited_20_Internet_20_Link">http://bitsavers.org/bits/Interdata/interchange/iug0200.zip</text:a></text:p></text:note-body></text:note></text:p>
      <text:p text:style-name="P1"/>
      <text:p text:style-name="P1"/>
      <text:p text:style-name="P1"/>
      <text:p text:style-name="P2">*************</text:p>
      <text:p text:style-name="P2">F O R W A R D</text:p>
      <text:p text:style-name="P2">*************</text:p>
      <text:p text:style-name="P1"/>
      <text:p text:style-name="P1"/>
      <text:p text:style-name="P10">This package had its beginning as the HLAL package available from the Interchange Library as IUG0476 which was provided by Greg Gilbert of Southern Company Services.</text:p>
      <text:p text:style-name="P10"/>
      <text:p text:style-name="P10">For several years I have been making enhancements in that package, while maintaining compatibility with earlier releases. Recent enhancements have been substantial and required a break with the past. The CASES-CASE-ENDCASES set has been renamed to CASE-WHEN-ENDCASE and the CASE *ELSE condition has been renamed WHEN OTHERS. WHILE-ENDDO has been renamed WHILE-ENDWHILE for the sake of uniformity. LEXIT and LEXITIF no longer must specify a labelled loop when exit from the innermost enclosing loop is desired, as is most often the case.</text:p>
      <text:p text:style-name="P10"/>
      <text:p text:style-name="P10">The format for immediate operands has been changed. The forms I, X, Y, H, F and C have all been eliminated. Instead the ! symbol immediately followed by any immediate form which the assembler recognizes is used. In certain instances a pointer (address) data type is available. Operand expressions may be up to 48 characters in length.</text:p>
      <text:p text:style-name="P10"/>
      <text:p text:style-name="P10">The format for User Instructions has been changed to permit much more flexibility, including the use of 3200 series string instructions, or even to call other macros. Byte arithmetic comparisions are no longer supported. All byte comparisions must be logical.</text:p>
      <text:p text:style-name="P10"/>
      <text:p text:style-name="P10">Significant incompatibilities arise from the new SCALL, FRAME, BEGSEG and ENDSEG macros. These macros have been considerabily enhanced, with the result that the FHRTRN, FHPART, FHFULL, SAVE and RETURN macros have been eliminated. The equates of FPTR, SPTR, RTRN and RCODE to 12, 13, 14 and 15 are no longer made, the usage of these registers has been redefined. The previous standard equates of ARG0, ARG1, SCRATCH1 and SCRATCH2 to 0, 1, 14, and 15 are eliminated. The condition code equates of C, V, G, and L to 8, 4, 2 and 1 are retained as well as register equates of R0 thru R15 (RF) to 0 thru 15. Do not get dependent upon C, V, G &amp; L <text:soft-page-break/>as equates in the resulting CAL code as a later release of HLAL2 will eliminate them, instead the macro processor itself will substitute their numerical value where they occur in the proper context.</text:p>
      <text:p text:style-name="P10"/>
      <text:p text:style-name="P10">All HLAL2 macro generated branch targets and internally used equates begin with a '@'. The new structured lister, STRUC, in its default mode deletes from the cross reference listing all labels which begin with a '@'. Since it is possible, actually easy, to program in HLAL2, without explicit branches (GOTO's ?), the cross reference should only include needed data, subroutine names, externals and entry points, etc. Most of the clutter will be gone.</text:p>
      <text:p text:style-name="P10"/>
      <text:p text:style-name="P10">A new macro STACK has been added to initialize the stack and to provide stack overflow/underflow checking. A new macro VIEW has been added which when involked causes the message 'BEGSEG begseg_name entered' to be logged to the user console each time a BEGSEG, i.e. subroutine, is entered. This is useful for viewing the execution of a program. VIEW may be selectively involked on a subroutine by subroutine basis. NLSTM and LSTM have been defined as macros for the purpose of supporting a banner creation feature in BEGSEG. A banner macro BANNER is also provided.</text:p>
      <text:p text:style-name="P10"/>
      <text:p text:style-name="P10">The error detecting capability of HLAL2 has been considerably enhanced, with more capability to come.</text:p>
      <text:p text:style-name="P10"/>
      <text:p text:style-name="P10">Converting HLAL programs to HLAL2 should not be difficult. It is to your advantage to do so as I expect to continue to enhance HLAL2 to include such things as compound conditionals (AND/OR) and more. Your suggestions for improvements are welcome, you may reach me at 1-800-DIGI-KEY.</text:p>
      <text:p text:style-name="P10"/>
      <text:p text:style-name="P10">Ron Stordahl</text:p>
      <text:p text:style-name="P10">Digi-Key Corporation</text:p>
      <text:p text:style-name="P10">Box 677</text:p>
      <text:p text:style-name="P10">Thief River Falls MN 56701</text:p>
      <text:p text:style-name="P1"/>
      <text:p text:style-name="P1"/>
      <text:p text:style-name="P14"/>
      <text:p text:style-name="P2">***********</text:p>
      <text:p text:style-name="P2">N O T I C E</text:p>
      <text:p text:style-name="P2">***********</text:p>
      <text:p text:style-name="P1"/>
      <text:p text:style-name="P10">The R03-00 release of HLAL2 changes the default in BEGSEG of SAVE=/RETURN/ to SAVE=/ALL/. In order to obtain exactly identical object code in existing programs you must add SAVE=/RETURN/ to all existing BEGSEG's where the SAVE was not explicitly stated. Note that where the SAVE option is not stated 16 fullwords of stack will be used. This change has been made because saving/restoring all registers simplifies program design. Where maximum performance is needed the SAVE option is available to permit saving only the required registers. Note that ENDSEG provides a facility to return modified registers through the stack.</text:p>
      <text:p text:style-name="P3"/>
      <text:p text:style-name="P3">The R04-00 release of HLAL2 adds a new option RETURN=/NO/ to ENDSEG. Selecting this option suppresses the BR 15 and thus is particularly useful for interupt service routines where the return is via a SVC9 LTSW rather than a BR 15.</text:p>
      <text:p text:style-name="P3"/>
      <text:p text:style-name="P3">The R05-00 release of HLAL2 adds a new option LABEL=/NO/ to PROGID. In its default mode LABEL=/YES/ in addition to a PROG statement with the program-name in the label field, PROGID was generating:</text:p>
      <text:p text:style-name="P1"/>
      <text:p text:style-name="Preformatted_20_Text">program-name ALIGN 4</text:p>
      <text:p text:style-name="Preformatted_20_Text">@PROGID <text:s text:c="5"/>EQU <text:s text:c="2"/>*</text:p>
      <text:p text:style-name="Preformatted_20_Text"><text:s text:c="13"/>DB <text:s text:c="3"/>program-name <text:s text:c="5"/>8 bytes space filled</text:p>
      <text:p text:style-name="Preformatted_20_Text"><text:s text:c="13"/>DB <text:s text:c="3"/>C' ' <text:s text:c="13"/>1 space</text:p>
      <text:p text:style-name="Preformatted_20_Text"><text:s text:c="13"/>DB <text:s text:c="3"/>C'Rnn-nn ' <text:s text:c="7"/>7 bytes space filled</text:p>
      <text:p text:style-name="Preformatted_20_Text"><text:s text:c="13"/>DB <text:s text:c="3"/>C'MM/DD/YY' <text:s text:c="6"/>8 bytes</text:p>
      <text:p text:style-name="Preformatted_20_Text"/>
      <text:p text:style-name="Preformatted_20_Text">When LABEL=/NO/ this is changed to:</text:p>
      <text:p text:style-name="Preformatted_20_Text"/>
      <text:p text:style-name="Preformatted_20_Text"><text:s text:c="13"/>ALIGN 4</text:p>
      <text:p text:style-name="Preformatted_20_Text">@PROGID <text:s text:c="5"/>EQU <text:s text:c="2"/>*</text:p>
      <text:p text:style-name="Preformatted_20_Text"><text:s text:c="13"/>DB <text:s text:c="3"/>program-name <text:s text:c="5"/>8 bytes space filled</text:p>
      <text:p text:style-name="Preformatted_20_Text"><text:s text:c="13"/>DB <text:s text:c="3"/>C' ' <text:s text:c="13"/>1 space</text:p>
      <text:p text:style-name="Preformatted_20_Text"><text:s text:c="13"/>DB <text:s text:c="3"/>C'Rnn-nn ' <text:s text:c="7"/>7 bytes</text:p>
      <text:p text:style-name="Preformatted_20_Text"><text:s text:c="13"/>DB <text:s text:c="3"/>C'MM/DD/YY' <text:s text:c="6"/>8 bytes</text:p>
      <text:p text:style-name="P1"/>
      <text:p text:style-name="P1">The elimination of the use of program-name as a label on the ALIGN 4 allows the user to use program-name elsewhere in the program as a label, or as an EXTERN.</text:p>
      <text:p text:style-name="P1"/>
      <text:p text:style-name="P1"/>
      <text:p text:style-name="P14"/>
      <text:p text:style-name="P7">TABLE OF CONTENTS</text:p>
      <text:p text:style-name="P1"/>
      <text:p text:style-name="P1">1.0<text:tab/>INTRODUCTION TO THE HLAL2 MACROS</text:p>
      <text:p text:style-name="P1"/>
      <text:p text:style-name="P1"><text:tab/>1.1<text:tab/>GENERAL</text:p>
      <text:p text:style-name="P1"><text:tab/>1.2<text:tab/>OPERAND FORMATS</text:p>
      <text:p text:style-name="P1"><text:tab/>1.3<text:tab/>REGISTER CONVENTIONS</text:p>
      <text:p text:style-name="P1"><text:tab/>1.4<text:tab/>STACK STRUCTURE</text:p>
      <text:p text:style-name="P1"/>
      <text:p text:style-name="P1">2.0<text:tab/>SERVICE MACROS</text:p>
      <text:p text:style-name="P1"/>
      <text:p text:style-name="P1"><text:tab/>2.1<text:tab/>GENERAL</text:p>
      <text:p text:style-name="P1"><text:tab/>2.2<text:tab/>LSTM / NLSTM</text:p>
      <text:p text:style-name="P1"><text:tab/>2.3<text:tab/>NLSTP</text:p>
      <text:p text:style-name="P1"><text:tab/>2.4<text:tab/>VIEW</text:p>
      <text:p text:style-name="P1"><text:tab/>2.5<text:tab/>BANNER</text:p>
      <text:p text:style-name="P1"><text:tab/>2.6<text:tab/>PROGID / HLAL2</text:p>
      <text:p text:style-name="P1"><text:tab/>2.7<text:tab/>STACK</text:p>
      <text:p text:style-name="P1"><text:tab/>2.8<text:tab/>FRAME</text:p>
      <text:p text:style-name="P1"><text:tab/>2.9<text:tab/>SCALL</text:p>
      <text:p text:style-name="P1"><text:tab/>2.10<text:tab/>BEGSEG</text:p>
      <text:p text:style-name="P1"><text:tab/>2.11<text:tab/>ENDSEG</text:p>
      <text:p text:style-name="P1"><text:tab/>2.12<text:tab/>PROGEND</text:p>
      <text:p text:style-name="P1"/>
      <text:p text:style-name="P1">3.0<text:tab/>STRUCTURED MACROS</text:p>
      <text:p text:style-name="P1"/>
      <text:p text:style-name="P1"><text:tab/>3.1<text:tab/>GENERAL</text:p>
      <text:p text:style-name="P1"><text:tab/>3.2<text:tab/>IFT-ELSET-ENDIF</text:p>
      <text:p text:style-name="P1"><text:tab/>3.3<text:tab/>LOOP-ENDLOOP</text:p>
      <text:p text:style-name="P1"><text:tab/>3.4<text:tab/>WHILE-ENDWHILE</text:p>
      <text:p text:style-name="P1"><text:tab/>3.5<text:tab/>REPEAT-UNTIL</text:p>
      <text:p text:style-name="P1"><text:tab/>3.6<text:tab/>LEXIT and LEXITIF</text:p>
      <text:p text:style-name="P1"><text:tab/>3.7<text:tab/>CASE-WHEN-ENDCASE</text:p>
      <text:p text:style-name="P1"><text:tab/>3.8<text:tab/>BIT</text:p>
      <text:p text:style-name="P1"/>
      <text:p text:style-name="P1"/>
      <text:p text:style-name="P1"/>
      <text:p text:style-name="P14"/>
      <text:p text:style-name="P11">CHAPTER 1</text:p>
      <text:p text:style-name="P11">INTRODUCTION TO THE HLAL2 MACROS</text:p>
      <text:p text:style-name="P1"/>
      <text:p text:style-name="P8">1.1 GENERAL</text:p>
      <text:p text:style-name="P8"/>
      <text:p text:style-name="P3">The high level assembler language (HLAL2) macros provide support for structured programming similar to high level languages. The file HLAL2.MLB contains all HLAL2 macros utilized on the Perkin-Elmer 32-Bit processors. A companion program, STRUC, takes the output assembler listing and reformats it to clearly show the nesting structure of the structured macros, as well as providing other features. Run your assembler list to file-name.LST, then run the STRUC.CSS to generate a structured listing. This package includes several example structured listings with the extension TMP.</text:p>
      <text:p text:style-name="P3"/>
      <text:p text:style-name="P3">The user may be puzzled by the choice of terms, such as IFT, ELSET, SCALL and LEXIT, rather than IF, ELSE, CALL and EXIT. The desirable terms unfortunately were already used by the assembler or by Perkin-Elmer provided macro libraries.</text:p>
      <text:p text:style-name="P1"/>
      <text:p text:style-name="P8">1.2 OPERAND FORMATS</text:p>
      <text:p text:style-name="P8"/>
      <text:p text:style-name="P3">Operands are cat<text:span text:style-name="T6">e</text:span>gorized as immediate, register, memory direct or indirect. The maximum operand length is 48 characters, any longer ones will generate an MNOTE level 8 error. An exceptional operand format, the User Instruction may be up to 70 characters in length, excluding the quote marks. The form in which this is <text:span text:style-name="T6">e</text:span>mbedded would have to be continued to the next line when the maximum length of 70 is used. The format of each is listed below.</text:p>
      <text:p text:style-name="P1"/>
      <text:p text:style-name="Preformatted_20_Text">Immediate: <text:s text:c="7"/>!Immediate_Expr</text:p>
      <text:p text:style-name="Preformatted_20_Text"/>
      <text:p text:style-name="Preformatted_20_Text">Register: <text:s text:c="8"/>(Register_Expr)</text:p>
      <text:p text:style-name="Preformatted_20_Text"/>
      <text:p text:style-name="Preformatted_20_Text">Memory Direct: <text:s text:c="3"/>Symbolic_Expr</text:p>
      <text:p text:style-name="Preformatted_20_Text"/>
      <text:p text:style-name="Preformatted_20_Text">Memory Indirect: <text:s/>Symbol_Expr(Register_Expr) or</text:p>
      <text:p text:style-name="Preformatted_20_Text"><text:s text:c="18"/>Symbol_Expr(Register_Expr,Register_Expr)</text:p>
      <text:p text:style-name="P1"/>
      <text:p text:style-name="P3"><text:span text:style-name="T1">Immediate_Expr</text:span>, as defined by the assembler, includes constants, or symbols, or combinations of symbols and/or constants, optionally including an index register, with the assembler arithmetic and logical operators, i.e. +, -, *, /, &amp;, !. Examples of correct format would be !20, which could be interpreted as decimal 20, !X'1FE' which would be interpreted as X'1FE', !2!1 which would be interpreted as 3, and !FOUR(3) which would be interpreted as FOUR(3), i.e. FOUR added to the contents of register 3. Elsewhere in this document the word Immediate will replace Immediate_Expr.</text:p>
      <text:p text:style-name="P3"/>
      <text:p text:style-name="P3"><text:span text:style-name="T1">Register_Expr</text:span> is any expression which the assembler can evaluate to an integer between 0 and 15, it will be abbreviated as Reg in the text which follows.</text:p>
      <text:p text:style-name="P3"/>
      <text:p text:style-name="P3"><text:span text:style-name="T1">Symbolic_Expr</text:span> is a non indexed expression which the assembler can evaluate to an address, it will be abbreviated as Symbol in the text which follows. Wherever the form Symbol(Reg) is permitted Symbol(Reg,Reg) is also permitted.</text:p>
      <text:p text:style-name="P1"/>
      <text:p text:style-name="P8"/>
      <text:p text:style-name="P15">1.3 REGISTER CONVENTIONS</text:p>
      <text:p text:style-name="P1"/>
      <text:p text:style-name="P1">The following registers have been established with the indicated purpose:</text:p>
      <text:p text:style-name="P1"/>
      <text:p text:style-name="P1">Register 12 – <text:span text:style-name="T2">Stack </text:span>Bottom Pointer (optional)</text:p>
      <text:p text:style-name="P6">Register 13 – Stack Pointer (optional)</text:p>
      <text:p text:style-name="P6">Register 15 – Return Address (optional)</text:p>
      <text:p text:style-name="P1"/>
      <text:p text:style-name="P3">These are optional in the sense that if Stack Safety Checking is not requested 12 is unused. If you choose not to use the subroutine entry and exit macros FRAME, SCALL, BEGSEG &amp; ENDSEG, then 13 and 15 are unused by those macros. However 14 and 15 are used by the Structured Macros in section 3.0, unless redefined by ENVIRON, or for that invocation only through the specification of work registers. All this flexibility can be confusing. The best practice is simply to reserve 12 and 13 for internal use by HLAL2, never explicity change their contents after initial setup.</text:p>
      <text:p text:style-name="P3"/>
      <text:p text:style-name="P3">Where the entry and exit macros (SCALL, BEGSEG &amp; ENDSEG) are used, register 15 is dedicated over only a narrow scope and are otherwise free for other purposes. 15 is loaded with the return address as a result of a SCALL, then immediately pushed into the stack as a result of the BEGSEG which is the target of the SCALL. 15 is restored upon encountering an ENDSEG. Prior to the SCALL, between the beginning and end of an internal or external subroutine, and after the return from such subroutine, register 15 is available for other purposes. If the /NONE/ option of BEGSEG is used no stack operations are performed for that BEGSEG_ENDSEG pair in which case you must protect 15 yourself as it will contain the return address for the current SCALL. Where the ENDSEG option RETURN=/NO/ is selected the BR 15 is suppressed. This is particularly useful for interupt service routines where the return is via a SVC9 LTSW rather than a BR 15. Using the default /ALL/ register stacking along with the register argument facilities of SCALL and ENDSEG provide the least chance for unexpected register side effects. Where greater efficiency is desired the SAVE option may be used to limit the range of registers saved. In any case it is recommended that the low registers as well as 14 and 15 be used for scratch purposes and that the high registers (excluding 12 through 15) be used for passing arguments into and out of subroutines.</text:p>
      <text:p text:style-name="P3"/>
      <text:p text:style-name="P3">The structured macros, depending upon the data being evaluated, require zero, one or two work (scratch) registers. By default these are taken to be the PCBREG (i.e. 14) and SCRREG (i.e. 15) as established in SYSMAC32. They may be changed through the use of the ENVIRON macro or for that invocation only through use of alternate work registers. Generally the default work registers of 14 and 15 will be used. As such registers 14 and 15 will be heavily used for scratch purposes. The user must immediately store them if the data is needed and there is an intervening macro. For example following a SYSMAC32 SVC_2 macro, register 14 will be pointing at a parameter block. If that block's address is needed for later use, it must be saved before it is destroyed. This is normal programming practice as the SYSMAC32 and HLAL2 macros can be expected to modify the contents of the PCBREG &amp; SCRREG registers.</text:p>
      <text:p text:style-name="P3"/>
      <text:p text:style-name="P3">Registers 0-11 are <text:s/>general <text:s/>purpose <text:s/>user registers. <text:s/>Mnemonics R0-R11 (R0-RB) are established, but the user may generate his <text:s/>own unique names.</text:p>
      <text:p text:style-name="P3"/>
      <text:p text:style-name="P3">I wish I could provide a better description of the special uses of registers 12 through 15. In general it would be safe to say you should leave 12 and 13 alone after initial set up and that 14 and 15 are available for scratch use. Perhaps that is the entire explanation!</text:p>
      <text:p text:style-name="P3"/>
      <text:p text:style-name="P3">Expanding a few programs with LSTM will shed a lot of light on what is happening! It is very interesting.</text:p>
      <text:p text:style-name="P8"/>
      <text:p text:style-name="P15">1.4 STACK STRUCTURE</text:p>
      <text:p text:style-name="P1"/>
      <text:p text:style-name="P3">A stack structure is implemented to facilitate storage of registers and to facilitate allocation of temporary work space on the stack. The following figure illustrates the stack concepts.</text:p>
      <text:p text:style-name="P1"/>
      <text:p text:style-name="Preformatted_20_Text"><text:s text:c="5"/>|______________|&lt;--Stack_Top, The first fullword</text:p>
      <text:p text:style-name="Preformatted_20_Text"><text:s text:c="5"/>| <text:s text:c="13"/>| <text:s text:c="3"/>beyond top of stack</text:p>
      <text:p text:style-name="Preformatted_20_Text"><text:s text:c="5"/>| space unused ^ - Direction of increasing addresses</text:p>
      <text:p text:style-name="Preformatted_20_Text"><text:s text:c="5"/>| <text:s text:c="3"/>as yet <text:s text:c="3"/>|</text:p>
      <text:p text:style-name="Preformatted_20_Text"><text:s text:c="5"/>| <text:s text:c="13"/>|&lt;--Stack_Pointer, Beginning of the next</text:p>
      <text:p text:style-name="Preformatted_20_Text">|----|--------------| <text:s text:c="3"/>deeper routine's space on the stack</text:p>
      <text:p text:style-name="Preformatted_20_Text">| U <text:s/>| <text:s text:c="13"/>|</text:p>
      <text:p text:style-name="Preformatted_20_Text">| s <text:s/>| <text:s text:c="13"/>|</text:p>
      <text:p text:style-name="Preformatted_20_Text">| e <text:s/>| <text:s text:c="13"/>| <text:s/>Current Routine's User Work Space</text:p>
      <text:p text:style-name="Preformatted_20_Text">| r <text:s/>| <text:s text:c="13"/>|</text:p>
      <text:p text:style-name="Preformatted_20_Text">| <text:s text:c="3"/>| <text:s text:c="13"/>|</text:p>
      <text:p text:style-name="Preformatted_20_Text">| F <text:s/>| <text:s text:c="13"/>|</text:p>
      <text:p text:style-name="Preformatted_20_Text">| r <text:s/>|--------------|</text:p>
      <text:p text:style-name="Preformatted_20_Text">| a <text:s/>| <text:s text:c="13"/>|</text:p>
      <text:p text:style-name="Preformatted_20_Text">| m <text:s/>| <text:s text:c="13"/>| Current Routine's Register Save Space</text:p>
      <text:p text:style-name="Preformatted_20_Text">| e <text:s/>| <text:s text:c="13"/>|</text:p>
      <text:p text:style-name="Preformatted_20_Text">|----|--------------|</text:p>
      <text:p text:style-name="Preformatted_20_Text"><text:s text:c="5"/>| <text:s/>space used <text:s/>|</text:p>
      <text:p text:style-name="Preformatted_20_Text"><text:s text:c="5"/>| <text:s text:c="3"/>so far <text:s text:c="3"/>|</text:p>
      <text:p text:style-name="Preformatted_20_Text"><text:s text:c="5"/>|--------------|</text:p>
      <text:p text:style-name="Preformatted_20_Text"><text:s text:c="5"/>| A(Stack-Err) | <text:s/>(Optional)</text:p>
      <text:p text:style-name="Preformatted_20_Text"><text:s text:c="5"/>|--------------|</text:p>
      <text:p text:style-name="Preformatted_20_Text"><text:s text:c="5"/>| A(Stack_Top) |&lt;--Stack_Beginning_Pointer (Optional)</text:p>
      <text:p text:style-name="Preformatted_20_Text"><text:s text:c="5"/>|--------------|</text:p>
      <text:p text:style-name="P1"/>
      <text:p text:style-name="P3">The Stack_Pointer points to the next available space on the stack. The register save area and user space is called the User Frame. At entry to the main program the stack must be set up using the STACK macro. When this is done you have the option of enabling stack safety checking. Stack safety checking involves additional overhead. Where stack safety checking is included, register 12 is set pointing at the first fullword in the stack, which contains the address of the Stack_Top. The second fullword in the stack contains the address of a routine to process stack overflow/underflow errors. See the STACK macro for more information.</text:p>
      <text:p text:style-name="P1"/>
      <text:p text:style-name="P1"/>
      <text:p text:style-name="P14"/>
      <text:p text:style-name="P11">CHAPTER 2</text:p>
      <text:p text:style-name="P11">SERVICE MACROS</text:p>
      <text:p text:style-name="P1"/>
      <text:p text:style-name="P8">2.1 GENERAL</text:p>
      <text:p text:style-name="P1"/>
      <text:p text:style-name="P3">The service macros provided support for program setup, subroutine calls and structured macros support. The macros are presented in the general order of use.</text:p>
      <text:p text:style-name="P1"/>
      <text:p text:style-name="P8">2.2 LSTM / NLSTM</text:p>
      <text:p text:style-name="P1"/>
      <text:p text:style-name="P12">Purpose:</text:p>
      <text:p text:style-name="P5"/>
      <text:p text:style-name="P21">LSTM &amp; NLSTM generate the assembler directives LSTM &amp; NLSTM and in addition set logical conditions during the macro expansion which permit the banner feature of BANNER &amp; BEGSEG to work properly.</text:p>
      <text:p text:style-name="P1"/>
      <text:p text:style-name="P1">Format:</text:p>
      <text:p text:style-name="P1"/>
      <text:p text:style-name="P22">LSTM</text:p>
      <text:p text:style-name="P22">NLSTM</text:p>
      <text:p text:style-name="P1"/>
      <text:p text:style-name="P1">Usage:</text:p>
      <text:p text:style-name="P1"/>
      <text:p text:style-name="P18">When used they must follow the MLIBS statement which assigns HLAL2.MLB as they are macros defined in that library. Generally you would use NLSTM so as not to list the expanded macros.</text:p>
      <text:p text:style-name="P1"/>
      <text:p text:style-name="P8">2.<text:span text:style-name="T7">3</text:span> NLSTP<text:note text:id="ftn4" text:note-class="footnote"><text:note-citation>4</text:note-citation><text:note-body><text:p text:style-name="P50">Misnumbered (duplicate) 2.2 in original.</text:p></text:note-body></text:note></text:p>
      <text:p text:style-name="P1"/>
      <text:p text:style-name="P12">Purpose:</text:p>
      <text:p text:style-name="P5"/>
      <text:p text:style-name="P21">NLSTP commands the STRUC program to delete from the cross reference listing those symbols which begin with a user specified prefix. The default is @ which greatly reduces the size of the listing since all HLAL2 as well as many SYSMAC32 macros follow the practice of generating labels with this prefix.</text:p>
      <text:p text:style-name="P1"/>
      <text:p text:style-name="P1">Format:</text:p>
      <text:p text:style-name="P1"/>
      <text:p text:style-name="P22">NLSTP single_character_symbol_prefix</text:p>
      <text:p text:style-name="Preformatted_20_Text"/>
      <text:p text:style-name="P1">Usage:</text:p>
      <text:p text:style-name="P1"/>
      <text:p text:style-name="P18">When used NLSTP must follow the MLIBS statement which assigns HLAL2.MLB as NLSTP is a macro defined in that library.</text:p>
      <text:p text:style-name="P1"/>
      <text:p text:style-name="P1"/>
      <text:p text:style-name="P8"/>
      <text:p text:style-name="P15">2.4 VIEW</text:p>
      <text:p text:style-name="P1"/>
      <text:p text:style-name="P12">Purpose:</text:p>
      <text:p text:style-name="P5"/>
      <text:p text:style-name="P21">Turns on a VIEW feature to view the execution of a program. With VIEW enabled, upon entry to a BEGSEG a message 'BEGSEG begseg_name entered' is logged to the users terminal.</text:p>
      <text:p text:style-name="P1"/>
      <text:p text:style-name="P1">Format:</text:p>
      <text:p text:style-name="P1"/>
      <text:p text:style-name="P22">VIEW { ON }</text:p>
      <text:p text:style-name="P22"><text:s text:c="5"/>{ OFF }</text:p>
      <text:p text:style-name="P1"/>
      <text:p text:style-name="P1">Usage:</text:p>
      <text:p text:style-name="P1"/>
      <text:p text:style-name="P18">ON or OFF One is required. ON turns on VIEW for all BEGSEG's which follow, while OFF turns off VIEW for all BEGSEG's which follow. Thus VIEW may be selectively turned on for chosen BEGSEG's and off for others permitting maximum flexibility.</text:p>
      <text:p text:style-name="P3"/>
      <text:p text:style-name="P9">2.5 BANNER</text:p>
      <text:p text:style-name="P3"/>
      <text:p text:style-name="P12">Purpose:</text:p>
      <text:p text:style-name="P5"/>
      <text:p text:style-name="P21">BANNER permits you to mark an area in the CAL listing with a simple banner of the same format as provided by BEGSEG. Optionally it will issue a CAL TITLE command. BANNER generates no object code. </text:p>
      <text:p text:style-name="P3"/>
      <text:p text:style-name="P1">Format:</text:p>
      <text:p text:style-name="P1"/>
      <text:p text:style-name="P22">BANNER 'banner text goes here'[,TITLE]</text:p>
      <text:p text:style-name="P1"/>
      <text:p text:style-name="P1">Usage:</text:p>
      <text:p text:style-name="P1"/>
      <text:p text:style-name="P18">The text to appear in the banner including the quote marks, which are required, must not exceed 60 characters in length.</text:p>
      <text:p text:style-name="P3"/>
      <text:p text:style-name="P9">2.6 PROGID or HLAL2</text:p>
      <text:p text:style-name="P3"/>
      <text:p text:style-name="P12">Purpose:</text:p>
      <text:p text:style-name="P5"/>
      <text:p text:style-name="P21">The PROGID provides a standard for the identity of a program. In addition to Program_Name, a Revision_Level and a Description, the system standard equates are defined. HLAL2 is an alternative to PROGID which differs as explained below.</text:p>
      <text:p text:style-name="P3"/>
      <text:p text:style-name="P1">Format:</text:p>
      <text:p text:style-name="P1"/>
      <text:p text:style-name="P22">{Program_Name} PROGID [Revision_Level[,'Description']],LABEL=/YES/</text:p>
      <text:p text:style-name="P1"/>
      <text:p text:style-name="P1">Usage:</text:p>
      <text:p text:style-name="P1"/>
      <text:p text:style-name="P28"><text:span text:style-name="T1">Program_Name</text:span><text:tab/>A required argument.</text:p>
      <text:p text:style-name="P29"/>
      <text:p text:style-name="P29"><text:soft-page-break/><text:span text:style-name="T1">Revision_Level</text:span><text:tab/>Optional but recommended. Must not exceed 8 characters. If fewer than 8 it is padded on the left with a single blank and on the right with as many blanks as needed such that it will occupy one fullword. Usually the revision and update level, for example R01-04. If not stated, 8 blanks are inserted between the program name and date assembled.</text:p>
      <text:p text:style-name="P29"/>
      <text:p text:style-name="P29"><text:span text:style-name="T1">Description</text:span> <text:tab/>Optional, but recom<text:span text:style-name="T3">m</text:span>ended. A brief description of the program function.</text:p>
      <text:p text:style-name="P1"/>
      <text:p text:style-name="P1">Format:</text:p>
      <text:p text:style-name="P1"/>
      <text:p text:style-name="P22">HLAL2</text:p>
      <text:p text:style-name="P1"/>
      <text:p text:style-name="P3">Either PROGID or HLAL2 is mand<text:span text:style-name="T3">a</text:span>tory and must prece<text:span text:style-name="T3">de</text:span> any executable code as well as any other HLAL2 macros. PROGID issues an assembler instruction PROG, initializes the first three double words of the program to Program_Name, Revision_Level, and date assembled, respectively. The Program_Name, Revision_Level and date assembled are fullword aligned and may be referenced by the program at address Program_Name or its alias @PROGID. When PROGID is used the Program_Name must not be declared as an executable entry point. HLAL2 has no parameters, does not generate any object code. Instead it simply initializes the HLAL2 environment and sets the required equates. In such a case the program name may be used as an entry point, assuming you have used the assembler's PROG or ENTRY instruction. Generally HLAL2 will immediately precede a PROG statement.</text:p>
      <text:p text:style-name="P1"/>
      <text:p text:style-name="P8">2.7 STACK</text:p>
      <text:p text:style-name="P1"/>
      <text:p text:style-name="P3">The STACK macro has not been implemented. Its purpose will be to generate code for stack overflow/underflow checking and it is not envisioned that it will be used except during the testing phase in the development of a program. To use the stack without safety checking you need only allocate as many fullwords of storage for the stack as you expect to use, and it is easy to determine this by reviewing your program, every BEGSEG uses a specific number of fullwords which is the same as the number of registers its saves, or if it refers to a FRAME, the number of bytes is the length of the FRAME. Note that the stack grows when you enter a BEGSEG and the same amount is recovered when you reach the ENDSEG. Underflow is only possible if you explicitly modify register 13, so don't do that! Leave both 12 and 13 alone, 12 because you may later want to implement safety checking and 13 to prevent untoward results.</text:p>
      <text:p text:style-name="P1"/>
      <text:p text:style-name="P3">For now just allocate the stack of the size required, be sure it is fullword aligned, for example you could use a DSF to guarantee this, then point register 13 at the first fullword in it and let the macros do the rest. If you want to be extra careful you could put the stack at the highest impure area in your program, then if you overflow the OS will tell you. Again with reasonable understanding of your program you will not have overflow or underflow. Only if you write recursive routines is it not immediately obvious how large the stack can become.</text:p>
      <text:p text:style-name="P1"/>
      <text:p text:style-name="P3">This procedure will always work and will be compatible with the STACK macro when it becomes available.</text:p>
      <text:p text:style-name="P1"/>
      <text:p text:style-name="P8"/>
      <text:p text:style-name="P15">2.8 FRAME</text:p>
      <text:p text:style-name="P1"/>
      <text:p text:style-name="P13">Purpose:</text:p>
      <text:p text:style-name="P4"/>
      <text:p text:style-name="P19">To establish a struc of the FRAME to be used by a subroutine. It is needed if subroutine needs working-storage area on stack, otherwise the BEGSEG macro accomplishes the other options. A FRAME referenced in a BEGSEG must precede, although it need not immediately precede, the referencing BEGSEG.</text:p>
      <text:p text:style-name="P1"/>
      <text:p text:style-name="P1">Format:</text:p>
      <text:p text:style-name="P1"/>
      <text:p text:style-name="P22"><text:s text:c="19"/>{ [(Reg)] <text:s/>}</text:p>
      <text:p text:style-name="P22">{Frame_Name} FRAME { [/ALL/] <text:s/>}[,(User_Variable,size),..]</text:p>
      <text:p text:style-name="P22"><text:s text:c="19"/>{[/RETURN/]}[ <text:s text:c="5"/>,(*,size),.. <text:s text:c="5"/>]</text:p>
      <text:p text:style-name="P1"/>
      <text:p text:style-name="P1">Usage:</text:p>
      <text:p text:style-name="P1"/>
      <text:p text:style-name="P30"><text:span text:style-name="T1">Frame_Name</text:span> <text:tab/>A required argument. The Frame_Name is used as an argument in the BEGSEG macro. The Frame_Name takes on a value equal to the length of the User Frame. Thus any item in the frame may be referenced by the address User_Variable-Frame_Name(13).</text:p>
      <text:p text:style-name="P31"/>
      <text:p text:style-name="P33">(Reg), /ALL/ or /RETURN/</text:p>
      <text:p text:style-name="P32"><text:tab/>One is required. If (Reg) the expression inside the () is evaluated to a register number between 0 and 15. That number is used as the first register number to be stored in a range of registers ending with 15. If the register expression evaluates to 15 the LM or STM instruction will be replaced by a simpler L or ST. If /ALL/ registers 0 through 15 are stacked as well as any optional User_Variables. If /RETURN/ register 15 is stacked as well as any optional User_Variables.</text:p>
      <text:p text:style-name="P31"/>
      <text:p text:style-name="P33">(User_Variable,size)</text:p>
      <text:p text:style-name="P32"><text:tab/>Optional argument, User_Variable will be used as a label to a DS within a STRUC. Size must be an integer or an expression which the assembler can accept as the operand of a DS. As an alternative the User_Variable may be replaced by a '*' in which case the generated assembler statement will be a blank in the label field followed by a DS followed by the size. The size could be the symbol used in the name field of a STRUC. It is up to the user however to maintain proper alignment of data just as is necessary when defining any STRUC. In the example below the X is in column 72 permitting continuation of the paramaters.</text:p>
      <text:p text:style-name="P1"/>
      <text:p text:style-name="P1">Example:</text:p>
      <text:p text:style-name="P1"/>
      <text:p text:style-name="P22">USERFRAM FRAME (R9),(FW,4),(DW,8),(*,MYSTRUC),(*,4), <text:s text:c="2"/>X</text:p>
      <text:p text:style-name="P22"><text:s text:c="15"/>(B,1)</text:p>
      <text:p text:style-name="P1"/>
      <text:p text:style-name="P1"/>
      <text:p text:style-name="P14">The struc generated would be:</text:p>
      <text:p text:style-name="P1"/>
      <text:p text:style-name="P22">USERFRAM <text:s/>STRUC</text:p>
      <text:p text:style-name="P22">FW <text:s text:c="7"/>DS <text:s text:c="6"/>4</text:p>
      <text:p text:style-name="P22">DW <text:s text:c="7"/>DS <text:s text:c="6"/>8</text:p>
      <text:p text:style-name="P22"><text:s text:c="10"/>DS <text:s text:c="6"/>MYSTRUC</text:p>
      <text:p text:style-name="P22"><text:s text:c="10"/>DS <text:s text:c="6"/>4</text:p>
      <text:p text:style-name="P22">B <text:s text:c="8"/>DS <text:s text:c="6"/>1</text:p>
      <text:p text:style-name="P22"><text:s text:c="10"/>DSF <text:s text:c="5"/>16-R9</text:p>
      <text:p text:style-name="P22"><text:s text:c="10"/>ENDS</text:p>
      <text:p text:style-name="P1"/>
      <text:p text:style-name="P8">2.9 SCALL</text:p>
      <text:p text:style-name="P1"/>
      <text:p text:style-name="P1">Purpose:</text:p>
      <text:p text:style-name="P1"/>
      <text:p text:style-name="P1"><text:tab/>To call an internal or external subroutine (BEGSEG).</text:p>
      <text:p text:style-name="P1"/>
      <text:p text:style-name="P1">Format:</text:p>
      <text:p text:style-name="P1"/>
      <text:p text:style-name="P22"><text:s text:c="7"/>{[ (Reg) <text:s text:c="6"/>]}</text:p>
      <text:p text:style-name="P22">SCALL <text:s/>{[ Symbol <text:s text:c="5"/>]}[,EXTRN][,Rnumber=data,..]</text:p>
      <text:p text:style-name="P22"><text:s text:c="7"/>{[ Symbol(Reg) ]}[,WXTRN]</text:p>
      <text:p text:style-name="P1"/>
      <text:p text:style-name="P1">Usage:</text:p>
      <text:p text:style-name="P1"/>
      <text:p text:style-name="P36">(Reg), Symbol, Symbol(Reg)</text:p>
      <text:p text:style-name="P34"><text:tab/>One is required. Indicates how the entry address to the subroutine is to be referenced. If Symbol, the symbol matches the label of a BEGSEG macro. If (Reg), then the contents of the register is the address of the subroutine. If Symbol(Reg), the address is in Reg offset by Symbol or perhaps you look at it as Symbol offset by the contents of Reg. The forms (Reg) and Symbol(Reg) have the potential of being very unstructured. If their use is limited to branching into a table whose contents are assembled as simple branches to addresses of BEGSEG's, then you will not be ejected from the company of structured programmers!</text:p>
      <text:p text:style-name="P18"/>
      <text:p text:style-name="P36">EXTRN or WXTRN</text:p>
      <text:p text:style-name="P34"><text:tab/>Optional. This indicates that the target is external to the calling program. In such a case this macro generates an EXTRN or WXTRN with Symbol as its operand. If Symbol(Reg) is the first parm the (Reg) part is stripped away before the EXTRN or WXTRN operator is generated. (Reg) alone cannot be used if EXTRN or WXTRN is stated.</text:p>
      <text:p text:style-name="P35"/>
      <text:p text:style-name="P35"><text:span text:style-name="T1">Rnumber=</text:span><text:tab/>Optional. This provides a means of explicitly passing param<text:span text:style-name="T4">e</text:span>ters to a subroutine. The allowed formats are:</text:p>
      <text:p text:style-name="P3"/>
      <text:p text:style-name="P48"><text:s text:c="8"/>!Immediate</text:p>
      <text:p text:style-name="P48"><text:s text:c="8"/>(Reg)</text:p>
      <text:p text:style-name="P48">Rnumber='Symbol,Type'</text:p>
      <text:p text:style-name="P48"><text:s text:c="8"/>'Symbol(Reg),Type'</text:p>
      <text:p text:style-name="P48"><text:s text:c="8"/>^Symbol</text:p>
      <text:p text:style-name="P48"><text:s text:c="8"/>^Symbol(Reg)</text:p>
      <text:p text:style-name="P3"/>
      <text:p text:style-name="P3">Memory reference forms require a Type parameter. The permitted Types are B, H and F for byte, halfword and fullword. For example RE='BUFF(3),H' would result in LH 14,BUFF(3). The memory address or pointer form obtains the address at the symbolic address stated, R11=^BUFF <text:soft-page-break/>results in LA 11,BUFF. The recognized register symbols are R0, R1, R2, R3, R4, R5, R6, R7, R8, R9, R10, RA, R11, RB, R14 &amp; RE. These are processed in this same order, and replaced by the integers 0, 1, 2, 3, 4, 5, 6, 7, 8, 9, 10, 10, 11, 11, 14 &amp; 14. Stating both R10 and RA is an error and will be detected by the macro processor resulting in a MNOTE level 8 error. Similarly R11 and RB may not both be stated nor may R14 and RE both be stated. If they are the error will be reported. All 13 unique registers in this list may be stated in the same macro, obviously requiring a continuation X in column 72 in such an instance. The purpose of these register parameters is to provide explicit input parameters to the called subroutine. Clearly this is not required, but it has the advantage of explicitly indicating what data the subroutine acts upon. Where a register expression is stated on the right hand side, for example R7=(END), if END has been equated to 7, the unnecessary instruction LR 7,END will not be assembled. Thus no penalty is incurred when the intent is documentary. Some common sense must be used, for example the form R7=(R5),R5=(R7) is questionable. The instructions generated would be</text:p>
      <text:p text:style-name="P3"/>
      <text:p text:style-name="P22">LR 5,R7</text:p>
      <text:p text:style-name="P22">LR 7,R5</text:p>
      <text:p text:style-name="P3"/>
      <text:p text:style-name="P3">which do not seem particularly useful! Note that the LR 5,R7 is generated first as earlier explained.</text:p>
      <text:p text:style-name="P1"/>
      <text:p text:style-name="P8">2.10 BEGSEG</text:p>
      <text:p text:style-name="P1"/>
      <text:p text:style-name="P1">Purpose:</text:p>
      <text:p text:style-name="P1"/>
      <text:p text:style-name="P17">To identify a subroutine, either internal or external, and to do the requested stack operations.</text:p>
      <text:p text:style-name="P1"/>
      <text:p text:style-name="P1">Format:</text:p>
      <text:p text:style-name="P1"/>
      <text:p text:style-name="P22"><text:s text:c="29"/>{ <text:s/>(Reg) <text:s text:c="2"/>}</text:p>
      <text:p text:style-name="P22"><text:s text:c="14"/>[,TITLE] <text:s text:c="6"/>{ <text:s/>/ALL/ <text:s text:c="2"/>}</text:p>
      <text:p text:style-name="P22">BEGSEG {Label}[,ENTRY][,SAVE={Frame_Name}]</text:p>
      <text:p text:style-name="P22"><text:s text:c="14"/>[,WNTRY] <text:s text:c="6"/>{ /RETURN/ }</text:p>
      <text:p text:style-name="P22"><text:s text:c="29"/>{ <text:s/>/NONE/ <text:s/>}</text:p>
      <text:p text:style-name="P22"/>
      <text:p text:style-name="P1">Usage:</text:p>
      <text:p text:style-name="P1"/>
      <text:p text:style-name="P41"><text:span text:style-name="T1">Label</text:span><text:tab/>A required argument. Identifies the entry to the subroutine.</text:p>
      <text:p text:style-name="P37"/>
      <text:p text:style-name="P38">ENTRY, WNTRY, TITLE</text:p>
      <text:p text:style-name="P40"><text:tab/>Optional. ENTRY or WNTRY, which are mutually exclusive, are needed only if this routine is called by an external program. If TITLE is stated a CAL TITLE command with the BEGSEG's label as its operand is issued. This second parm may be omitted, one of the three may be stated or two may be stated separated by a comma. Thus a proper second parm would be ENTRY or WNTRY or TITLE or ENTRY,TITLE or TITLE,WNTRY etc.</text:p>
      <text:p text:style-name="P37"/>
      <text:p text:style-name="P41"><text:span text:style-name="T1">SAVE=</text:span><text:tab/>Optional, if not stated the effect is SAVE=/ALL/. If SAVE=(Reg) the expression within () is evaluated to a number between 0 and 15 and that range of registers beginning with (Reg) through 15 is saved in the stack. If the expression evaluates to 15 a ST or L is used rather than a STM or LM. If SAVE=/ALL/ registers 0 through 15 are pushed onto the stack. If SAVE=/RETURN/ only register 15, the return address, is pushed onto the stack. If SAVE=Frame_Name the stack is managed as described in the FRAME to which Frame_Name is associated. It should be noted that <text:soft-page-break/>the user can reference storage in the frame as an offset from the beginning of the frame. The beginning of the frame is at -Frame_Name(13). For the FRAME example given previously you could store the byte in R2 in B with this sequence of instructions:</text:p>
      <text:p text:style-name="P37"/>
      <text:p text:style-name="P42">STB R2,B-USERFRAM(13)</text:p>
      <text:p text:style-name="P39"/>
      <text:p text:style-name="P25">Or if much use of the frame is to be made the addressing could be simplified as:</text:p>
      <text:p text:style-name="P39"/>
      <text:p text:style-name="P27">LI 10,-USERFRAM(13)</text:p>
      <text:p text:style-name="P39"/>
      <text:p text:style-name="P26">Now 10 contains the address of the beginning of the user space on the frame, thus</text:p>
      <text:p text:style-name="P39"/>
      <text:p text:style-name="P43"><text:span text:style-name="T1">STB R2,B(10)</text:span> stores the byte in the frame at B.</text:p>
      <text:p text:style-name="P39"/>
      <text:p text:style-name="P43">IF SAVE=/NONE/ the stack is not used, thus if you expect to return via register 15 you must preserve it yourself.</text:p>
      <text:p text:style-name="P1"/>
      <text:p text:style-name="P1"/>
      <text:p text:style-name="P8">2.11 ENDSEG</text:p>
      <text:p text:style-name="P1"/>
      <text:p text:style-name="P1">Purpose:</text:p>
      <text:p text:style-name="P1"/>
      <text:p text:style-name="P18">To exit a subroutine by popping the stack as specified in the corresponding BEGSEG, unless /NONE/ was specified, then doing a BR 15, unless RETURN=/NO/ is stated. Optionally values may be returned in one or more registers where the format is as earlier shown for SCALL.</text:p>
      <text:p text:style-name="P1"/>
      <text:p text:style-name="P1">Format:</text:p>
      <text:p text:style-name="P1"/>
      <text:p text:style-name="P22">ENDSEG <text:s/>[Rnumber=data,...][,RETURN=/YES/]</text:p>
      <text:p text:style-name="P22"><text:s text:c="26"/>[,RETURN=/NO/ ]</text:p>
      <text:p text:style-name="P1"/>
      <text:p text:style-name="P1">Usage:</text:p>
      <text:p text:style-name="P1"/>
      <text:p text:style-name="P18">When stated without parameters it denotes the end of the segment marked by the precedeing BEGSEG. Where a list Rnumber=data is stated the format is as described for SCALL. The effect is to return in the noted register the data stated on the right hand side. Depending upon the range of registers which have been stacked the macro will, only if necessary, after performing the requested loads, place them in the appropriate location in the stack so that the subsequent pop will return them. Where RETURN=/NO/ is stated the BR 15 is suppressed. This is particularly useful when the return is to be accomplished by a SVC9 LTSW as in a trap service routine. Where the RETURN parm is not stated or is stated as RETURN=/YES/ the usual BR 15 is generated as the last instruction in the ENDSEG expansion.</text:p>
      <text:p text:style-name="P3"/>
      <text:p text:style-name="P9"/>
      <text:p text:style-name="P16">2.12 PROGEND</text:p>
      <text:p text:style-name="P3"/>
      <text:p text:style-name="P3">Purpose:</text:p>
      <text:p text:style-name="P3"/>
      <text:p text:style-name="P18">Generates a program end statement, thus it must be the last statement in a program. It also tests the value of global variables within the macro processor to detect certain programming errors, such as a REPEAT without a corresponding UNTIL, IFT's without corresponding ENDIF's etc.</text:p>
      <text:p text:style-name="P3"/>
      <text:p text:style-name="P3">Format:</text:p>
      <text:p text:style-name="P3"/>
      <text:p text:style-name="P22">PROGEND [Label]</text:p>
      <text:p text:style-name="P3"/>
      <text:p text:style-name="P3">Usage:</text:p>
      <text:p text:style-name="P3"/>
      <text:p text:style-name="P44"><text:span text:style-name="T1">Label</text:span><text:tab/>Required only if this is a main program. The label identifies the main program segment entry point.</text:p>
      <text:p text:style-name="P3"/>
      <text:p text:style-name="P3"/>
      <text:p text:style-name="P14"/>
      <text:p text:style-name="P11">CHAPTER 3</text:p>
      <text:p text:style-name="P11">STRUCTURED MACROS</text:p>
      <text:p text:style-name="P1"/>
      <text:p text:style-name="P8">3.1 GENERAL</text:p>
      <text:p text:style-name="P1"/>
      <text:p text:style-name="P1">The structured macro sets available are:</text:p>
      <text:p text:style-name="P1"/>
      <text:p text:style-name="P17">1. <text:s/>IFT-ELSET-ENDIF</text:p>
      <text:p text:style-name="P17">2. <text:s/>LOOP-ENDLOOP</text:p>
      <text:p text:style-name="P17">3. <text:s/>WHILE-ENDWHILE</text:p>
      <text:p text:style-name="P17">4. <text:s/>REPEAT-UNTIL</text:p>
      <text:p text:style-name="P17">5. <text:s/>LEXIT and LEXITIF</text:p>
      <text:p text:style-name="P17">6. <text:s/>CASE-WHEN-ENDCASE</text:p>
      <text:p text:style-name="P17">7. <text:s/>BIT</text:p>
      <text:p text:style-name="P1"/>
      <text:p text:style-name="P3">These sets allow structured programming in assembler language. They are independent of all macros in Chapter 2 except PROGID/HLAL2 and PROGEND. A stack need not be present as no use is made of it.</text:p>
      <text:p text:style-name="P1"/>
      <text:p text:style-name="P1">The general format of the statements IFT, WHILE, and UNTIL is:</text:p>
      <text:p text:style-name="P1"/>
      <text:p text:style-name="P22">Macro Type,Operand1,Operator,Operand2,Terminator,</text:p>
      <text:p text:style-name="P22"><text:s text:c="7"/>(Alternate_Work_Register_1,Alternate_Work_Register_2)</text:p>
      <text:p text:style-name="P1"/>
      <text:p text:style-name="P1"><text:span text:style-name="T1">Type</text:span>: Type is used to indicate data type as follows:</text:p>
      <text:p text:style-name="P1"/>
      <text:p text:style-name="P17">F - Fullword</text:p>
      <text:p text:style-name="P17">H - Halfword</text:p>
      <text:p text:style-name="P17">B - Byte</text:p>
      <text:p text:style-name="P17">U - User Instruction</text:p>
      <text:p text:style-name="P17">* - Condition Code Test</text:p>
      <text:p text:style-name="P1"/>
      <text:p text:style-name="P1">Where the type is B the arithmetic operators may not be used.</text:p>
      <text:p text:style-name="P1"/>
      <text:p text:style-name="P3"><text:span text:style-name="T1">Operand1</text:span> and <text:span text:style-name="T1">Operand2</text:span>: The operands follow conventions previously established. Valid forms of Operand1 to Operand2 are Register to Immediate (RI), Register to Register (RR), Register to Memory (RM), Memory to Immediate (MI) and Memory to Memory (MM). MR as well as Immediate to anything are not implemented and will result in a MNOTE level 8 error. Since this is still assembler language you cannot escape having some knowledge of the machine. For example, while it would be possible to make byte or halfword RR comparisons by first resetting the appropriate high order bits, then making the fullword RR comparison, this 'feature' is not currently implemented. Instead such comparisons are simply converted to fullword RR comparisons and a MNOTE level 1 warning is issued. The machine has no CHR or CBR instructions, and I see no need to synthesize them. Similarly when a halfword R to either I or M is requested the entire contents of the register are compared with the halfword I or M operand. This is exactly as a CH, CHI, CLH, or CLHI instruction functions. Similarly you should not request fullword comparisons on non-fullword boundarys or halfword comparisons on non-halfword boundarys. Such memory reference errors may not be detected by the assembler.</text:p>
      <text:p text:style-name="P3"/>
      <text:p text:style-name="P3">An exception to the operand format occurs when a boolean operator is used. In that case Operand1 represents a boolean reference in a data cell in memory referenced by Operand2.</text:p>
      <text:p text:style-name="P3"><text:soft-page-break/></text:p>
      <text:p text:style-name="P3"><text:span text:style-name="T1">Operators</text:span>: Operators are of four types: (1) Arithmetic, (2) Logical, (3) Boolean, and (4) Condition Code.</text:p>
      <text:p text:style-name="P3"/>
      <text:p text:style-name="P3">The Arithmetic Operators are:</text:p>
      <text:p text:style-name="P3"/>
      <text:p text:style-name="P18">EQ – Equal</text:p>
      <text:p text:style-name="P20">NE – Not Equal</text:p>
      <text:p text:style-name="P20">GT – Greater Than</text:p>
      <text:p text:style-name="P20">LT – Less Than</text:p>
      <text:p text:style-name="P20">GE – Greater Than or Equal</text:p>
      <text:p text:style-name="P20">LE – Less Than or Equal</text:p>
      <text:p text:style-name="P3"/>
      <text:p text:style-name="P3">The Logical Operators are:</text:p>
      <text:p text:style-name="P3"/>
      <text:p text:style-name="P20">EQL – Equal Logical</text:p>
      <text:p text:style-name="P20">NEL – Not Equal Logical</text:p>
      <text:p text:style-name="P20">GTL – Greater Than Logical</text:p>
      <text:p text:style-name="P20">LTL – Less Than Logical</text:p>
      <text:p text:style-name="P20">GEL – Greater Than or Equal Logical</text:p>
      <text:p text:style-name="P20">LEL – Less Than or Equal Logical</text:p>
      <text:p text:style-name="P3"/>
      <text:p text:style-name="P3">The Boolean Operators are:</text:p>
      <text:p text:style-name="P3"/>
      <text:p text:style-name="P20">ON – Bit On</text:p>
      <text:p text:style-name="P20">OFF – Bit Off</text:p>
      <text:p text:style-name="P3"/>
      <text:p text:style-name="P3">The Condition Code Operators are:</text:p>
      <text:p text:style-name="P3"/>
      <text:p text:style-name="P18">Arithmetic Operators</text:p>
      <text:p text:style-name="P18">Logical Operators</text:p>
      <text:p text:style-name="P18">Branch mnemonic extensions defined by Perkin-Elmer</text:p>
      <text:p text:style-name="P20">TC – True Condition</text:p>
      <text:p text:style-name="P20">FC – False Condition</text:p>
      <text:p text:style-name="P3"/>
      <text:p text:style-name="P3">** Note: TC and FC require Operand2 to be an immediate mask specification. Example: IFT *,,TC,!G!L or anything which the assembler can evaluate to a 4-bit immediate value, such as !8, !X'8', etc. It may not be indexed, thus !4(2) is illegal and will be detected by the assembler.</text:p>
      <text:p text:style-name="P3"/>
      <text:p text:style-name="P3">An example program, EXAMPLE.MAC, fragments of which appear in this text, is provided as part of IUG0200 to assist the user to gain some familiarity with the HLAL macro formats.</text:p>
      <text:p text:style-name="P3"/>
      <text:p text:style-name="P3">Terminator: Optional. If alternate work registers are specified the terminator must either be stated, or its absence indicated by two consecutive commas between Operand2 and the alternate work registers.</text:p>
      <text:p text:style-name="P3"/>
      <text:p text:style-name="P3">When a Memory to Immediate comparision is written where the Immediate is evaluated as 0 by the assembler, some optimization is performed. If the load operation is sufficient to set the condition code for the data type and format requested no compare instruction is assembled.</text:p>
      <text:p text:style-name="P1"/>
      <text:p text:style-name="P8"/>
      <text:p text:style-name="P15">3.2 IFT-ELSET-ENDIF</text:p>
      <text:p text:style-name="P1"/>
      <text:p text:style-name="P1">Purpose:</text:p>
      <text:p text:style-name="P1"/>
      <text:p text:style-name="P18">To allow execution of code if a true condition exists. Optionally alternate code can be executed if the condition is false.</text:p>
      <text:p text:style-name="P1"/>
      <text:p text:style-name="P1">Format:</text:p>
      <text:p text:style-name="P1"/>
      <text:p text:style-name="P22">IFT {Type,Operand1,Operator,Operand2}</text:p>
      <text:p text:style-name="P22"><text:s text:c="4"/>[,THEN [,(Wk1,Wk2)]]</text:p>
      <text:p text:style-name="P22"/>
      <text:p text:style-name="P22"><text:s text:c="2"/>Code</text:p>
      <text:p text:style-name="P22"/>
      <text:p text:style-name="P22">ELSET</text:p>
      <text:p text:style-name="P22"/>
      <text:p text:style-name="P22"><text:s text:c="2"/>Code</text:p>
      <text:p text:style-name="P22"/>
      <text:p text:style-name="P22">ENDIF</text:p>
      <text:p text:style-name="P1"/>
      <text:p text:style-name="P1">Usage Notes:</text:p>
      <text:p text:style-name="P1"/>
      <text:p text:style-name="P18">The terminator THEN is optional, but if stated it must be correct. If alternate work registers are specified the terminator must either be stated, or its absence indicated by two consecutive commas between Operand2 and the alternate work registers. Wk1 and Wk2 are alternate work registers in lieu of PCBREG and SCRREG.</text:p>
      <text:p text:style-name="P17"/>
      <text:p text:style-name="P1">Example:</text:p>
      <text:p text:style-name="P1"/>
      <text:p text:style-name="P22">* <text:s text:c="7"/>BYTE: LOGICAL - REGISTER TO IMMEDIATE</text:p>
      <text:p text:style-name="P22"><text:s text:c="9"/>IFT <text:s text:c="5"/>B,(R1),EQL,!C'Y',THEN</text:p>
      <text:p text:style-name="P22"><text:s text:c="9"/>| WTO <text:s text:c="5"/>'(R1) EQL ''Y'''</text:p>
      <text:p text:style-name="P22"><text:s text:c="9"/>ELSET</text:p>
      <text:p text:style-name="P22"><text:s text:c="9"/>| WTO <text:s text:c="5"/>'(R1) NOT EQL ''Y'''</text:p>
      <text:p text:style-name="P22"><text:s text:c="9"/>ENDIF</text:p>
      <text:p text:style-name="P22">*</text:p>
      <text:p text:style-name="P22">* <text:s text:c="7"/>BYTE: LOGICAL - MEMORY INDEXED TO MEMORY</text:p>
      <text:p text:style-name="P22">* <text:s text:c="17"/>INDEX USING ALTERNATE WORK REGISTERS</text:p>
      <text:p text:style-name="P22"><text:s text:c="9"/>LHI <text:s text:c="5"/>R1,0</text:p>
      <text:p text:style-name="P22"><text:s text:c="9"/>LHI <text:s text:c="5"/>R2,0</text:p>
      <text:p text:style-name="P22"><text:s text:c="9"/>IFT <text:s text:c="5"/>B,TEST1(R1),LTL,TEST2(R2),,(R8,R10)</text:p>
      <text:p text:style-name="P22"><text:s text:c="9"/>| WTO <text:s text:c="5"/>'TEST1(R1) LTL TEST2(R2)'</text:p>
      <text:p text:style-name="P22"><text:s text:c="9"/>ENDIF</text:p>
      <text:p text:style-name="P22">*</text:p>
      <text:p text:style-name="P22">* <text:s text:c="7"/>USER INSTRUCTION WITH BRANCH MNENOMIC EXTENSION</text:p>
      <text:p text:style-name="P22"><text:s text:c="9"/>IFT <text:s text:c="5"/>U,'AHI R1,X'1E'',Z</text:p>
      <text:p text:style-name="P22"><text:s text:c="9"/>| WTO <text:s text:c="5"/>'(R1) IS 0'</text:p>
      <text:p text:style-name="P22"><text:s text:c="9"/>ENDIF</text:p>
      <text:p text:style-name="P1"/>
      <text:p text:style-name="P8"/>
      <text:p text:style-name="P15">3.3 LOOP-ENDLOOP</text:p>
      <text:p text:style-name="P1"/>
      <text:p text:style-name="P1">Purpose:</text:p>
      <text:p text:style-name="P1"/>
      <text:p text:style-name="P21">To continuously repeat a section of code. Usually an exit will be taken through the use of the LEXIT or LEXITIF macro.</text:p>
      <text:p text:style-name="P21"/>
      <text:p text:style-name="P23">Format:</text:p>
      <text:p text:style-name="P1"/>
      <text:p text:style-name="P22">[Label] <text:s/>LOOP</text:p>
      <text:p text:style-name="P22"/>
      <text:p text:style-name="P22"><text:s text:c="12"/>Code</text:p>
      <text:p text:style-name="P22"/>
      <text:p text:style-name="P22"><text:s text:c="9"/>ENDLOOP</text:p>
      <text:p text:style-name="P1"/>
      <text:p text:style-name="P1">Usage Notes:</text:p>
      <text:p text:style-name="P1"/>
      <text:p text:style-name="P18">Label is optional, except when required by LEXIT. Only LEXIT or LEXITIF can refer to Label as no label of that name is generated in the CAL code.</text:p>
      <text:p text:style-name="P1"/>
      <text:p text:style-name="P8">3.4 WHILE-ENDWHILE</text:p>
      <text:p text:style-name="P1"/>
      <text:p text:style-name="P1">Purpose:</text:p>
      <text:p text:style-name="P1"/>
      <text:p text:style-name="P18">To execute a section of code if condition is true and continue to execute the code as long as condition is true.</text:p>
      <text:p text:style-name="P1"/>
      <text:p text:style-name="P1">Format:</text:p>
      <text:p text:style-name="P1"/>
      <text:p text:style-name="P22">[Label] <text:s/>WHILE {Type,Operand1,Operator,Operand2}</text:p>
      <text:p text:style-name="P22"><text:s text:c="16"/>[,DO [,(Wk1,Wk2)]]</text:p>
      <text:p text:style-name="P22"/>
      <text:p text:style-name="P22"><text:s text:c="13"/>Code</text:p>
      <text:p text:style-name="P22"/>
      <text:p text:style-name="P22"><text:s text:c="9"/>ENDWHILE</text:p>
      <text:p text:style-name="P1"/>
      <text:p text:style-name="P1">Usage Notes:</text:p>
      <text:p text:style-name="P1"/>
      <text:p text:style-name="P18">Label is optional, except when required by LEXIT or LEXITIF. Only LEXIT or LEXITIF can refer to Label as no label of that name is generated in the CAL code. The terminator DO is optional, but if stated it must be correct. If alternate work registers are specified the terminator must either be stated, or its absence indicated by two consecutive commas between Operand2 and the alternate work registers. Wk1 and Wk2 are alternate work registers in lieu of PCBREG and SCRREG.</text:p>
      <text:p text:style-name="P1"/>
      <text:p text:style-name="P1">Example:</text:p>
      <text:p text:style-name="P1"/>
      <text:p text:style-name="P22">* <text:s text:c="7"/>BYTE: LOGICAL - REGISTER TO MEMORY INDEXED</text:p>
      <text:p text:style-name="P22"><text:s text:c="9"/>LHI <text:s text:c="5"/>R1,0</text:p>
      <text:p text:style-name="P22"><text:s text:c="9"/>LHI <text:s text:c="5"/>R3,1</text:p>
      <text:p text:style-name="P22"><text:s text:c="9"/>WHILE <text:s text:c="3"/>B,(R1),LEL,TEST1(R3),DO</text:p>
      <text:p text:style-name="P22"><text:s text:c="9"/>| WTO <text:s text:c="5"/>'EXECUTE WHILE (R1) LEL TEST1(R3)'</text:p>
      <text:p text:style-name="P22"><text:s text:c="9"/>| AHI <text:s text:c="5"/>R1,1</text:p>
      <text:p text:style-name="P22"><text:s text:c="9"/>ENDWHILE</text:p>
      <text:p text:style-name="P22">*</text:p>
      <text:p text:style-name="P22">* <text:s text:c="7"/>USER 3200 STRING INSTRUCTION WITH LOGICAL OPERATOR</text:p>
      <text:p text:style-name="P22"><text:soft-page-break/><text:s text:c="9"/>WHILE <text:s text:c="3"/>U,'CPAN =10,0(5),=10,0(6)',EQL</text:p>
      <text:p text:style-name="P22"><text:s text:c="9"/>| SCALL <text:s text:c="3"/>SUBPROG2,R6=^TEST1,R9='TEST2,B'</text:p>
      <text:p text:style-name="P22"><text:s text:c="9"/>| WTO <text:s text:c="5"/>'LOOP UNTIL STRINGS MATCH'</text:p>
      <text:p text:style-name="P22"><text:s text:c="9"/>ENDWHILE</text:p>
      <text:p text:style-name="P1"/>
      <text:p text:style-name="P1">Note the SCALL places the address of TEST1 in register 6 and the byte at memory location TEST2 in register 9 before executing SUBPROG2.</text:p>
      <text:p text:style-name="P1"/>
      <text:p text:style-name="P8">3.5 REPEAT-UNTIL</text:p>
      <text:p text:style-name="P1"/>
      <text:p text:style-name="P1">Purpose:</text:p>
      <text:p text:style-name="P1"/>
      <text:p text:style-name="P1"><text:tab/>To execute a section of code then REPEAT that section of code until condition is true.</text:p>
      <text:p text:style-name="P1"/>
      <text:p text:style-name="P1">Format:</text:p>
      <text:p text:style-name="P1"/>
      <text:p text:style-name="P22">[Label] <text:s/>REPEAT</text:p>
      <text:p text:style-name="P22"/>
      <text:p text:style-name="P22"><text:s text:c="12"/>Code</text:p>
      <text:p text:style-name="P22"/>
      <text:p text:style-name="P22"><text:s text:c="9"/>UNTIL {Type,Operand1,Operator,Operand2}</text:p>
      <text:p text:style-name="P22"><text:s text:c="15"/>[,REPEAT [,(Wk1,Wk2)]]</text:p>
      <text:p text:style-name="P24"/>
      <text:p text:style-name="P1">Usage Notes:</text:p>
      <text:p text:style-name="P1"/>
      <text:p text:style-name="P18">Label is optional, except when required by LEXIT or LEXITIF. Only LEXIT or LEXITIF can refer to Label as no label of that name is generated in the CAL code. The terminator REPEAT is optional, but if stated it must be correct. If alternate work registers are specified the terminator must either be stated, or its absence indicated by two consecutive commas between Operand2 and the alternate work registers. Wk1 and Wk2 are alternate work registers in lieu of PCBREG and SCRREG.</text:p>
      <text:p text:style-name="P1"/>
      <text:p text:style-name="P1">Example:</text:p>
      <text:p text:style-name="P1"/>
      <text:p text:style-name="P22">* <text:s text:c="7"/>HALFWORD: LOGICAL - MEMORY INDEXED TO IMMEDIATE</text:p>
      <text:p text:style-name="P22"><text:s text:c="9"/>LHI <text:s text:c="5"/>R3,0</text:p>
      <text:p text:style-name="P22"><text:s text:c="9"/>REPEAT</text:p>
      <text:p text:style-name="P22"><text:s text:c="9"/>| WTO <text:s text:c="5"/>'EXECUTE ONCE, THEN REPEAT'</text:p>
      <text:p text:style-name="P22"><text:s text:c="9"/>| WTO <text:s text:c="5"/>' <text:s/>UNTIL TEST1(R3) GTL 7125.'</text:p>
      <text:p text:style-name="P22"><text:s text:c="9"/>| LH <text:s text:c="6"/>R1,TEST1(R3)</text:p>
      <text:p text:style-name="P22"><text:s text:c="9"/>| AHI <text:s text:c="5"/>R1,2000</text:p>
      <text:p text:style-name="P22"><text:s text:c="9"/>| STH <text:s text:c="5"/>R1,TEST1(R3)</text:p>
      <text:p text:style-name="P22"><text:s text:c="9"/>UNTIL <text:s text:c="3"/>H,TEST1(R3),GTL,!7125</text:p>
      <text:p text:style-name="P1"/>
      <text:p text:style-name="P8"/>
      <text:p text:style-name="P15">3.6 LEXIT and LEXITIF</text:p>
      <text:p text:style-name="P1"/>
      <text:p text:style-name="P1">Purpose:</text:p>
      <text:p text:style-name="P1"/>
      <text:p text:style-name="P18">To terminate the execution of an enclosing LOOP-ENDLOOP, WHILE-ENDWHILE, or REPEAT-UNTIL either unconditionally (LEXIT) or conditionally (LEXITIF).</text:p>
      <text:p text:style-name="P1"/>
      <text:p text:style-name="P1">Format:</text:p>
      <text:p text:style-name="P1"/>
      <text:p text:style-name="P22">LEXIT {[Label]} [,ENDLEXIT]</text:p>
      <text:p text:style-name="P22"><text:s text:c="6"/>{[ <text:s/>! <text:s/>]}</text:p>
      <text:p text:style-name="P22"/>
      <text:p text:style-name="P22">LEXITIF {[Label]}{,Type,Operand1,Operator,Operand2}</text:p>
      <text:p text:style-name="P22"><text:s text:c="8"/>{[ <text:s/>! <text:s/>]}</text:p>
      <text:p text:style-name="P22"><text:s text:c="8"/>[,ENDLEXIT [,(Wk1,Wk2)]]</text:p>
      <text:p text:style-name="P1"/>
      <text:p text:style-name="P1">Usage Notes:</text:p>
      <text:p text:style-name="P1"/>
      <text:p text:style-name="P18">Either Label or ! is a required argument. The loop exited is the named loop when Label is used or when ! is used, the innermost enclosing loop. By exited it is meant that execution resumes at the first instruction following the terminating ENDLOOP, ENDWHILE or UNTIL named by LEXIT. LEXIT is provided to enable the user to exit a loop upon complex conditions by for example enclosing it within a nested IFT-ELSET-ENDIF, while LEXITIF alone provides an exit based only upon a simple condition. The terminator ENDLEXIT is optional, but if stated it must be correct. For LEXITIF, if alternate work registers are specified the terminator must either be stated, or its absence indicated by two consecutive commas between Operand2 and the alternate work registers. Wk1 and Wk2 are alternate work registers in lieu of PCBREG and SCRREG.</text:p>
      <text:p text:style-name="P1"/>
      <text:p text:style-name="P1">Example:</text:p>
      <text:p text:style-name="P1"/>
      <text:p text:style-name="P22">* <text:s text:c="7"/>NESTED LOOPS WITH LEXITIF</text:p>
      <text:p text:style-name="P22"><text:s text:c="9"/>LI <text:s text:c="6"/>R1,C'S'</text:p>
      <text:p text:style-name="P22"><text:s text:c="9"/>WHILE <text:s text:c="3"/>U,'CLHI R1,C'W'',NEL</text:p>
      <text:p text:style-name="P22"><text:s text:c="9"/>| WTO <text:s text:c="5"/>'(R1) NOT C''W'''</text:p>
      <text:p text:style-name="P22"><text:s text:c="9"/>| LHI <text:s text:c="5"/>R2,0</text:p>
      <text:p text:style-name="P22">TARGET <text:s text:c="2"/>| REPEAT</text:p>
      <text:p text:style-name="P22"><text:s text:c="9"/>| | WTO <text:s text:c="5"/>'REPEAT UNTIL (R2) = X''FF'''</text:p>
      <text:p text:style-name="P22"><text:s text:c="9"/>| | LHI <text:s text:c="5"/>R3,0</text:p>
      <text:p text:style-name="P22"><text:s text:c="9"/>| | LHI <text:s text:c="5"/>R4,10</text:p>
      <text:p text:style-name="P22"><text:s text:c="9"/>| | LOOP</text:p>
      <text:p text:style-name="P22"><text:s text:c="9"/>| | | WTO <text:s text:c="5"/>'LOOP UNTIL (R3) GREATER THAN (R4)'</text:p>
      <text:p text:style-name="P22"><text:s text:c="9"/>| | | LEXITIF <text:s/>TARGET,F,(R3),GT,(R4),ENDLEXIT</text:p>
      <text:p text:style-name="P22"><text:s text:c="9"/>| | | AHI <text:s text:c="5"/>R3,3</text:p>
      <text:p text:style-name="P22"><text:s text:c="9"/>| | ENDLOOP</text:p>
      <text:p text:style-name="P22"><text:s text:c="9"/>| | AHI <text:s text:c="5"/>R2,1</text:p>
      <text:p text:style-name="P22"><text:s text:c="9"/>| UNTIL <text:s text:c="3"/>U,'CHI R2,X'FF'',EQ,,REPEAT</text:p>
      <text:p text:style-name="P22"><text:s text:c="9"/>| WTO <text:s text:c="5"/>'LEXITIF BRANCHES TO THIS LINE'</text:p>
      <text:p text:style-name="P22"><text:s text:c="9"/>| SCALL <text:s text:c="3"/>SUBPROG1</text:p>
      <text:p text:style-name="P22"><text:s text:c="9"/>ENDWHILE</text:p>
      <text:p text:style-name="P1"/>
      <text:p text:style-name="P8"/>
      <text:p text:style-name="P15">3.7 CASE-WHEN-ENDCASE</text:p>
      <text:p text:style-name="P1"/>
      <text:p text:style-name="P3">NOTICE: CASE-WHEN-ENDCASE IS GOING TO BE SIGNIFICANTLY CHANGED, THUS I RECOMMEND THAT YOU DO NOT USE IT AT THIS TIME!</text:p>
      <text:p text:style-name="P1"/>
      <text:p text:style-name="P1">Purpose:</text:p>
      <text:p text:style-name="P1"/>
      <text:p text:style-name="P18">To generate the code necessary for frequently encountered decision table logic. In this type of processing one has a case (index) number in a general purpose register and desires to execute one of a list of options based upon the case number.</text:p>
      <text:p text:style-name="P1"/>
      <text:p text:style-name="P1">Format:</text:p>
      <text:p text:style-name="P1"/>
      <text:p text:style-name="P22">CASE <text:s/>{N=n,IXREG=Register}[,SHIFT=][,TAB=]</text:p>
      <text:p text:style-name="P22"><text:s text:c="6"/>[,WK=]</text:p>
      <text:p text:style-name="P22"/>
      <text:p text:style-name="P22">WHEN { choice } [,choice [,choice ...]]</text:p>
      <text:p text:style-name="P22"/>
      <text:p text:style-name="P22"><text:s text:c="3"/>Code to be executed for those choices</text:p>
      <text:p text:style-name="P22"/>
      <text:p text:style-name="P22">WHEN { choice } [,choice [,choice ...]]</text:p>
      <text:p text:style-name="P22"/>
      <text:p text:style-name="P22"><text:s text:c="3"/>Code to be executed for those choices</text:p>
      <text:p text:style-name="P22"/>
      <text:p text:style-name="P22"><text:s text:c="2"/>.</text:p>
      <text:p text:style-name="P22"><text:s text:c="2"/>.</text:p>
      <text:p text:style-name="P22"><text:s text:c="2"/>.</text:p>
      <text:p text:style-name="P22"/>
      <text:p text:style-name="P22">WHEN <text:s/>OTHERS</text:p>
      <text:p text:style-name="P22"/>
      <text:p text:style-name="P22"><text:s text:c="3"/>Code to be executed for all other valid cases</text:p>
      <text:p text:style-name="P22"/>
      <text:p text:style-name="P22">ENDCASE</text:p>
      <text:p text:style-name="P1"/>
      <text:p text:style-name="P1">Usage:</text:p>
      <text:p text:style-name="P1"/>
      <text:p text:style-name="P45"><text:span text:style-name="T1">N</text:span><text:tab/>A required argument. A decimal number indicating the number of cases. For example N=10 would generate cases 0 through 9.</text:p>
      <text:p text:style-name="P46"/>
      <text:p text:style-name="P46"><text:span text:style-name="T1">choice</text:span><text:tab/>An integer i, in the range 0 &lt;= i &lt; n. More than one may be stated for each CASE, however the same choice may not be stated in more than one CASE.</text:p>
      <text:p text:style-name="P46"/>
      <text:p text:style-name="P46"><text:span text:style-name="T1">IXREG</text:span><text:tab/>A required argument. A register or symbol equated to a register which contains the choice to be selected, e.g. IXREG=R6. If SHIFT=Y, then this register will be shifted so the index will point to the desired position in the branch table.</text:p>
      <text:p text:style-name="P46"/>
      <text:p text:style-name="P46"><text:span text:style-name="T1">SHIFT</text:span><text:tab/>A optional argument. SHIFT =N or Y. The default is Y. If IXREG is a multiple of two for a halfword branch table or a multiple of four for a fullword branch table, then the SHIFT is not needed, (SHIFT=N), otherwise SHIFT=Y shifts for loading case vectors from either a fullword table or a half word table (i.e. If TABLE=F and if IXREG contains a 1, it would be shifted left to form a 4).</text:p>
      <text:p text:style-name="P46"/>
      <text:p text:style-name="P46"><text:soft-page-break/><text:span text:style-name="T1">TAB</text:span><text:tab/>A optional argument. TAB=F or H. The default is F. Forms a branch table of either halfword or fullword address constants. Halfword tables are mainly for drivers located in the first 64k bytes of memory.</text:p>
      <text:p text:style-name="P46"/>
      <text:p text:style-name="P46"><text:span text:style-name="T1">WK</text:span><text:tab/>Optional work register. If specified it is used instead of PCBREG.</text:p>
      <text:p text:style-name="P1"/>
      <text:p text:style-name="P1">Example:</text:p>
      <text:p text:style-name="P1"/>
      <text:p text:style-name="P22">* <text:s text:c="7"/>CASE-WHEN-ENDCASE</text:p>
      <text:p text:style-name="P22"><text:s text:c="9"/>LHI <text:s text:c="5"/>RCASEV,2</text:p>
      <text:p text:style-name="P22"><text:s text:c="9"/>CASE <text:s text:c="4"/>N=6,IXREG=RCASEV</text:p>
      <text:p text:style-name="P22"><text:s text:c="9"/>WHEN <text:s text:c="4"/>0</text:p>
      <text:p text:style-name="P22"><text:s text:c="9"/>| WTO <text:s text:c="5"/>'CASE OF (RCASEV) = 0'</text:p>
      <text:p text:style-name="P22"><text:s text:c="9"/>WHEN <text:s text:c="4"/>2</text:p>
      <text:p text:style-name="P22"><text:s text:c="9"/>| WTO <text:s text:c="5"/>'CASE OF (RCASEV) = 2'</text:p>
      <text:p text:style-name="P22"><text:s text:c="9"/>WHEN <text:s text:c="4"/>1,3</text:p>
      <text:p text:style-name="P22"><text:s text:c="9"/>| WTO <text:s text:c="5"/>'CASE OF (RCASEV) = 1 OR 3'</text:p>
      <text:p text:style-name="P22"><text:s text:c="9"/>WHEN <text:s text:c="4"/>OTHERS</text:p>
      <text:p text:style-name="P22"><text:s text:c="9"/>| WTO <text:s text:c="5"/>'CASE OF (RCASEV) = 4 OR 5'</text:p>
      <text:p text:style-name="P22"><text:s text:c="9"/>ENDCASE</text:p>
      <text:p text:style-name="P1"/>
      <text:p text:style-name="P8">3.8 BIT</text:p>
      <text:p text:style-name="P1"/>
      <text:p text:style-name="P3">NOTICE: BIT IS GOING TO BE REVISED, THUS I SUGGEST YOU DO NOT USE IT AT THIS TIME.</text:p>
      <text:p text:style-name="P3"/>
      <text:p text:style-name="P3">Purpose:</text:p>
      <text:p text:style-name="P3"/>
      <text:p text:style-name="P18">To manipulate boolean value(s). The operations are on,off, and compliment.</text:p>
      <text:p text:style-name="P3"/>
      <text:p text:style-name="P3">Format:</text:p>
      <text:p text:style-name="P3"/>
      <text:p text:style-name="P22">BIT {Type,Operand1,Operator,Operand2} [,BEND [,Wk]]</text:p>
      <text:p text:style-name="P3"/>
      <text:p text:style-name="P3">Usage:</text:p>
      <text:p text:style-name="P3"/>
      <text:p text:style-name="P18">Type must be B, H or F. Operand1 is an integer which is the bit number to be operated upon. 0 is the most significant bit. The Operator may be ON, OFF or COMP. Operand2 is the address of the data in memory to be operated upon.</text:p>
      <text:p text:style-name="P18"/>
      <text:p text:style-name="P18">The terminator BEND is optional, but if stated it must be correct. If an alternate work register is specified the terminator must either be stated, or its absence indicated by two consecutive commas between Operand2 and the alternate work register. Wk is an alternate work register in lieu of PCBREG.</text:p>
      <text:p text:style-name="P1"/>
      <text:p text:style-name="P1">Example:</text:p>
      <text:p text:style-name="P1"/>
      <text:p text:style-name="P22">* <text:s text:c="7"/>BIT: SET BIT 3 IN TEST1 USING WORK REGISTER R11</text:p>
      <text:p text:style-name="P22"><text:s text:c="9"/>BIT <text:s text:c="5"/>F,3,ON,TEST1,BEND,R11</text:p>
      <text:p text:style-name="P22">*</text:p>
      <text:p text:style-name="P22">*</text:p>
      <text:p text:style-name="P22">* <text:s text:c="7"/>BIT: COMPLEMENT BIT 3 IN HALFWORD TEST1</text:p>
      <text:p text:style-name="P22"><text:s text:c="9"/>BIT <text:s text:c="5"/>H,3,COMP,TEST1</text:p>
      <text:p text:style-name="P22"/>
      <text:p text:style-name="P1"/>
      <text:p text:style-name="P14"/>
      <text:p text:style-name="P1"/>
      <text:p text:style-name="P11">CHAPTER 4</text:p>
      <text:p text:style-name="P11">EXAMPLE PROGRAM</text:p>
      <text:p text:style-name="P1"/>
      <text:p text:style-name="P1"/>
      <text:p text:style-name="Preformatted_20_Text"><text:s text:c="9"/>SCRAT</text:p>
      <text:p text:style-name="Preformatted_20_Text"><text:s text:c="9"/>MLIST NONE,M</text:p>
      <text:p text:style-name="Preformatted_20_Text"><text:s text:c="9"/>MLIBS HLAL2.MLB/S,SYSSTRUC.MLB/S,SYSMAC32.MLB/S</text:p>
      <text:p text:style-name="Preformatted_20_Text"><text:s text:c="9"/>MCOPY ,HLAL2.ALL/S <text:s text:c="7"/>SPEEDS THINGS UP CONSIDERABLY</text:p>
      <text:p text:style-name="Preformatted_20_Text"><text:s text:c="9"/>SQUEZ 99</text:p>
      <text:p text:style-name="Preformatted_20_Text"><text:s text:c="9"/>CROSS</text:p>
      <text:p text:style-name="Preformatted_20_Text"><text:s text:c="9"/>FREZE</text:p>
      <text:p text:style-name="Preformatted_20_Text"><text:s text:c="9"/>WIDTH 120</text:p>
      <text:p text:style-name="Preformatted_20_Text"><text:s text:c="9"/>NLSTM <text:s text:c="20"/>ITS A HLAL2 MACRO</text:p>
      <text:p text:style-name="Preformatted_20_Text"><text:s text:c="9"/>PURE</text:p>
      <text:p text:style-name="Preformatted_20_Text">EXAMPLE <text:s/>PROGID R00,'HLAL2 EXAMPLE PROGRAM'</text:p>
      <text:p text:style-name="Preformatted_20_Text">RCASEV <text:s text:c="2"/>EQU <text:s text:c="2"/>10</text:p>
      <text:p text:style-name="Preformatted_20_Text">CONS1 <text:s text:c="3"/>EQU <text:s text:c="6"/>1</text:p>
      <text:p text:style-name="Preformatted_20_Text">CONS2 <text:s text:c="3"/>EQU <text:s text:c="6"/>2</text:p>
      <text:p text:style-name="Preformatted_20_Text">CONS3 <text:s text:c="3"/>EQU <text:s text:c="6"/>3</text:p>
      <text:p text:style-name="Preformatted_20_Text">CONS4 <text:s text:c="3"/>EQU <text:s text:c="6"/>4</text:p>
      <text:p text:style-name="Preformatted_20_Text">AFRAME <text:s text:c="2"/>FRAME <text:s text:c="4"/>(R8),(AFW,4),(AHW,2),(ABYTE,1),(STRING,10)</text:p>
      <text:p text:style-name="Preformatted_20_Text"><text:s text:c="9"/>IMPUR</text:p>
      <text:p text:style-name="Preformatted_20_Text"><text:s text:c="9"/>ALIGN 4</text:p>
      <text:p text:style-name="Preformatted_20_Text">TEST1 <text:s text:c="3"/>DB <text:s text:c="3"/>16,0,0,0</text:p>
      <text:p text:style-name="Preformatted_20_Text">TEST2 <text:s text:c="3"/>DB <text:s text:c="3"/>5,0,0,0</text:p>
      <text:p text:style-name="Preformatted_20_Text">TEST3 <text:s text:c="3"/>DB <text:s text:c="3"/>16,0,0,0</text:p>
      <text:p text:style-name="Preformatted_20_Text"><text:s text:c="9"/>ALIGN <text:s text:c="4"/>4</text:p>
      <text:p text:style-name="Preformatted_20_Text">STACK <text:s text:c="3"/>DS <text:s text:c="7"/>16-R10*4+AFRAME</text:p>
      <text:p text:style-name="Preformatted_20_Text">* <text:s text:c="7"/>SUBPROG1 SAVES REGS 10 THRU 15 AND</text:p>
      <text:p text:style-name="Preformatted_20_Text">* <text:s text:c="7"/>SUBPROG2 SAVES AFRAME BYTES.</text:p>
      <text:p text:style-name="Preformatted_20_Text"><text:s text:c="9"/>PURE</text:p>
      <text:p text:style-name="Preformatted_20_Text">INIT <text:s text:c="4"/>ALIGN 4 <text:s text:c="18"/>EXECUTION BEGINS HERE</text:p>
      <text:p text:style-name="Preformatted_20_Text">* <text:s text:c="7"/>IF STACK IS USED, YOU MUST FIRST POINT 13</text:p>
      <text:p text:style-name="Preformatted_20_Text">* <text:s text:c="7"/>TO THE BEGINNING OF THE STACK</text:p>
      <text:p text:style-name="Preformatted_20_Text"><text:s text:c="9"/>LA <text:s text:c="7"/>13,STACK</text:p>
      <text:p text:style-name="Preformatted_20_Text"><text:s text:c="9"/>WTO <text:s text:c="2"/>ADDR=EXAMPLE,LEN=24 TO ANNOUNCE OURSELVES</text:p>
      <text:p text:style-name="Preformatted_20_Text"><text:s text:c="9"/>LHI <text:s text:c="2"/>R0,0</text:p>
      <text:p text:style-name="Preformatted_20_Text"><text:s text:c="9"/>LHI <text:s text:c="2"/>R1,0</text:p>
      <text:p text:style-name="Preformatted_20_Text"><text:s text:c="9"/>LHI <text:s text:c="2"/>R2,0</text:p>
      <text:p text:style-name="Preformatted_20_Text">*</text:p>
      <text:p text:style-name="Preformatted_20_Text">*</text:p>
      <text:p text:style-name="Preformatted_20_Text">* <text:s text:c="7"/>BYTE: LOGICAL - REGISTER TO IMMEDIATE</text:p>
      <text:p text:style-name="Preformatted_20_Text"><text:s text:c="9"/>IFT <text:s text:c="2"/>B,(R1),EQL,!C'Y',THEN</text:p>
      <text:p text:style-name="Preformatted_20_Text"><text:s text:c="9"/>WTO <text:s text:c="2"/>'(R1) EQL ''Y'''</text:p>
      <text:p text:style-name="Preformatted_20_Text"><text:s text:c="9"/>ELSET</text:p>
      <text:p text:style-name="Preformatted_20_Text"><text:s text:c="9"/>WTO <text:s text:c="2"/>'(R1) NOT EQL ''Y'''</text:p>
      <text:p text:style-name="Preformatted_20_Text"><text:s text:c="9"/>ENDIF</text:p>
      <text:p text:style-name="Preformatted_20_Text">*</text:p>
      <text:p text:style-name="Preformatted_20_Text">*</text:p>
      <text:p text:style-name="Preformatted_20_Text">* <text:s text:c="7"/>FULLWORD: LOGICAL - REGISTER TO REGISTER</text:p>
      <text:p text:style-name="Preformatted_20_Text"><text:s text:c="9"/>IFT <text:s text:c="2"/>F,(R1),NEL,(R2)</text:p>
      <text:p text:style-name="Preformatted_20_Text"><text:s text:c="9"/>WTO <text:s text:c="2"/>'(R1) NEL (R2)'</text:p>
      <text:p text:style-name="Preformatted_20_Text"><text:s text:c="9"/>ENDIF</text:p>
      <text:p text:style-name="Preformatted_20_Text">*</text:p>
      <text:p text:style-name="Preformatted_20_Text">*</text:p>
      <text:p text:style-name="Preformatted_20_Text">* <text:s text:c="7"/>FULLWORD: LOGICAL - REGISTER TO MEMORY DIRECT</text:p>
      <text:p text:style-name="Preformatted_20_Text"><text:s text:c="9"/>IFT <text:s text:c="2"/>F,(R1),GTL,TEST1,THEN</text:p>
      <text:p text:style-name="Preformatted_20_Text"><text:s text:c="9"/>WTO <text:s text:c="2"/>'(R1) GTL TEST1'</text:p>
      <text:p text:style-name="Preformatted_20_Text"><text:s text:c="9"/>ELSET</text:p>
      <text:p text:style-name="Preformatted_20_Text"><text:s text:c="9"/>WTO <text:s text:c="2"/>'(R1) NOT GTL TEST1'</text:p>
      <text:p text:style-name="Preformatted_20_Text"><text:soft-page-break/><text:s text:c="9"/>ENDIF</text:p>
      <text:p text:style-name="Preformatted_20_Text">*</text:p>
      <text:p text:style-name="Preformatted_20_Text">*</text:p>
      <text:p text:style-name="Preformatted_20_Text">* <text:s text:c="7"/>BYTE: LOGICAL - REGISTER TO MEMORY INDEXED</text:p>
      <text:p text:style-name="Preformatted_20_Text"><text:s text:c="9"/>LHI <text:s text:c="2"/>R1,0</text:p>
      <text:p text:style-name="Preformatted_20_Text"><text:s text:c="9"/>LHI <text:s text:c="2"/>R3,1</text:p>
      <text:p text:style-name="Preformatted_20_Text"><text:s text:c="9"/>WHILE B,(R1),LEL,TEST1(R3),DO</text:p>
      <text:p text:style-name="Preformatted_20_Text"><text:s text:c="9"/>WTO <text:s text:c="2"/>'EXECUTE WHILE (R1) LEL TEST1(R3)'</text:p>
      <text:p text:style-name="Preformatted_20_Text"><text:s text:c="9"/>AHI <text:s text:c="2"/>R1,1</text:p>
      <text:p text:style-name="Preformatted_20_Text"><text:s text:c="9"/>ENDWHILE</text:p>
      <text:p text:style-name="Preformatted_20_Text">*</text:p>
      <text:p text:style-name="Preformatted_20_Text">*</text:p>
      <text:p text:style-name="Preformatted_20_Text">* <text:s text:c="7"/>HALFWORD: LOGICAL - MEMORY DIRECT TO IMMEDIATE</text:p>
      <text:p text:style-name="Preformatted_20_Text">* <text:s text:c="17"/>USING ALTERNATE WORK REGISTERS</text:p>
      <text:p text:style-name="Preformatted_20_Text"><text:s text:c="9"/>IFT <text:s text:c="2"/>H,TEST1,GEL,!CONS1+CONS2*CONS3-CONS4,THEN,(R10,R8)</text:p>
      <text:p text:style-name="Preformatted_20_Text"><text:s text:c="9"/>WTO <text:s text:c="2"/>'TEST1 GEL 5'</text:p>
      <text:p text:style-name="Preformatted_20_Text"><text:s text:c="9"/>ELSET</text:p>
      <text:p text:style-name="Preformatted_20_Text"><text:s text:c="9"/>WTO <text:s text:c="2"/>'TEST1 NOT GEL 5'</text:p>
      <text:p text:style-name="Preformatted_20_Text"><text:s text:c="9"/>ENDIF</text:p>
      <text:p text:style-name="Preformatted_20_Text">*</text:p>
      <text:p text:style-name="Preformatted_20_Text">*</text:p>
      <text:p text:style-name="Preformatted_20_Text">* <text:s text:c="7"/>HALFWORD: LOGICAL - MEMORY INDEXED TO IMMEDIATE</text:p>
      <text:p text:style-name="Preformatted_20_Text"><text:s text:c="9"/>LHI <text:s text:c="2"/>R3,0</text:p>
      <text:p text:style-name="Preformatted_20_Text"><text:s text:c="9"/>REPEAT</text:p>
      <text:p text:style-name="Preformatted_20_Text"><text:s text:c="9"/>WTO <text:s text:c="2"/>'EXECUTE ONCE, THEN REPEAT'</text:p>
      <text:p text:style-name="Preformatted_20_Text"><text:s text:c="9"/>WTO <text:s text:c="2"/>' <text:s/>UNTIL TEST1(R3) GTL 7125.'</text:p>
      <text:p text:style-name="Preformatted_20_Text"><text:s text:c="9"/>LH <text:s text:c="3"/>R1,TEST1(R3)</text:p>
      <text:p text:style-name="Preformatted_20_Text"><text:s text:c="9"/>AHI <text:s text:c="2"/>R1,2000</text:p>
      <text:p text:style-name="Preformatted_20_Text"><text:s text:c="9"/>STH <text:s text:c="2"/>R1,TEST1(R3)</text:p>
      <text:p text:style-name="Preformatted_20_Text"><text:s text:c="9"/>UNTIL H,TEST1(R3),GTL,!7125</text:p>
      <text:p text:style-name="Preformatted_20_Text">*</text:p>
      <text:p text:style-name="Preformatted_20_Text">*</text:p>
      <text:p text:style-name="Preformatted_20_Text">* <text:s text:c="7"/>RESTORE ENVIRONMENT</text:p>
      <text:p text:style-name="Preformatted_20_Text"><text:s text:c="9"/>LHI <text:s text:c="2"/>R1,X'1000'</text:p>
      <text:p text:style-name="Preformatted_20_Text"><text:s text:c="9"/>STH <text:s text:c="2"/>R1,TEST1</text:p>
      <text:p text:style-name="Preformatted_20_Text"><text:s text:c="9"/>LHI <text:s text:c="2"/>R1,0</text:p>
      <text:p text:style-name="Preformatted_20_Text">*</text:p>
      <text:p text:style-name="Preformatted_20_Text">*</text:p>
      <text:p text:style-name="Preformatted_20_Text">* <text:s text:c="7"/>BYTE: LOGICAL - MEMORY DIRECT TO MEMORY DIRECT</text:p>
      <text:p text:style-name="Preformatted_20_Text">* <text:s text:c="17"/>USING ALTERNATE WORK REGISTERS.</text:p>
      <text:p text:style-name="Preformatted_20_Text"><text:s text:c="9"/>IFT <text:s text:c="2"/>B,TEST1,EQL,TEST2,,(R10,R9)</text:p>
      <text:p text:style-name="Preformatted_20_Text"><text:s text:c="9"/>WTO <text:s text:c="2"/>'TEST1 EQL TEST2'</text:p>
      <text:p text:style-name="Preformatted_20_Text"><text:s text:c="9"/>ELSET</text:p>
      <text:p text:style-name="Preformatted_20_Text"><text:s text:c="9"/>WTO <text:s text:c="2"/>'TEST1 NOT EQL TEST2'</text:p>
      <text:p text:style-name="Preformatted_20_Text"><text:s text:c="9"/>ENDIF</text:p>
      <text:p text:style-name="Preformatted_20_Text">*</text:p>
      <text:p text:style-name="Preformatted_20_Text">*</text:p>
      <text:p text:style-name="Preformatted_20_Text">* <text:s text:c="7"/>HALFWORD: ARITHMETIC - MEMORY INDEXED TO MEMORY DIRECT</text:p>
      <text:p text:style-name="Preformatted_20_Text"><text:s text:c="9"/>LHI <text:s text:c="2"/>R3,0</text:p>
      <text:p text:style-name="Preformatted_20_Text"><text:s text:c="9"/>ST <text:s text:c="3"/>R3,TEST1</text:p>
      <text:p text:style-name="Preformatted_20_Text"><text:s text:c="9"/>ST <text:s text:c="3"/>R3,TEST2</text:p>
      <text:p text:style-name="Preformatted_20_Text"><text:s text:c="9"/>WHILE H,TEST1(R3),NE,TEST2,DO</text:p>
      <text:p text:style-name="Preformatted_20_Text"><text:s text:c="9"/>WTO <text:s text:c="2"/>'EXECUTE WHILE TEST1(R3) NE TEST2'</text:p>
      <text:p text:style-name="Preformatted_20_Text"><text:s text:c="9"/>ENDWHILE</text:p>
      <text:p text:style-name="Preformatted_20_Text">*</text:p>
      <text:p text:style-name="Preformatted_20_Text">*</text:p>
      <text:p text:style-name="Preformatted_20_Text">* <text:s text:c="7"/>FULLWORD: ARITHMETIC - MEMORY DIRECT TO MEMORY INDEXED</text:p>
      <text:p text:style-name="Preformatted_20_Text"><text:s text:c="9"/>IFT <text:s text:c="2"/>F,TEST1,GT,TEST2(R3)</text:p>
      <text:p text:style-name="Preformatted_20_Text"><text:s text:c="9"/>WTO <text:s text:c="2"/>'TEST1 GT TEST2(R3)'</text:p>
      <text:p text:style-name="Preformatted_20_Text"><text:s text:c="9"/>ELSET</text:p>
      <text:p text:style-name="Preformatted_20_Text"><text:s text:c="9"/>WTO <text:s text:c="2"/>'TEST1 NOT GT TEST2(R3)'</text:p>
      <text:p text:style-name="Preformatted_20_Text"><text:s text:c="9"/>ENDIF</text:p>
      <text:p text:style-name="Preformatted_20_Text">*</text:p>
      <text:p text:style-name="Preformatted_20_Text">*</text:p>
      <text:p text:style-name="Preformatted_20_Text"><text:soft-page-break/>* <text:s text:c="7"/>BYTE: LOGICAL - MEMORY INDEXED TO MEMORY</text:p>
      <text:p text:style-name="Preformatted_20_Text">* <text:s text:c="17"/>INDEXED USING ALTERNATE WORK REGISTERS</text:p>
      <text:p text:style-name="Preformatted_20_Text"><text:s text:c="9"/>LHI <text:s text:c="2"/>R1,0</text:p>
      <text:p text:style-name="Preformatted_20_Text"><text:s text:c="9"/>LHI <text:s text:c="2"/>R2,0</text:p>
      <text:p text:style-name="Preformatted_20_Text"><text:s text:c="9"/>IFT <text:s text:c="2"/>B,TEST1(R1),LTL,TEST2(R2),,(R8,R10)</text:p>
      <text:p text:style-name="Preformatted_20_Text"><text:s text:c="9"/>WTO <text:s text:c="2"/>'TEST1(R1) LTL TEST2(R2)'</text:p>
      <text:p text:style-name="Preformatted_20_Text"><text:s text:c="9"/>ENDIF</text:p>
      <text:p text:style-name="Preformatted_20_Text">*</text:p>
      <text:p text:style-name="Preformatted_20_Text">*</text:p>
      <text:p text:style-name="Preformatted_20_Text">* <text:s text:c="7"/>HALFWORD: ARITHMETIC - REGISTER TO IMMEDIATE</text:p>
      <text:p text:style-name="Preformatted_20_Text"><text:s text:c="9"/>IFT <text:s text:c="2"/>H,(R1),GE,!X'4'</text:p>
      <text:p text:style-name="Preformatted_20_Text"><text:s text:c="9"/>WTO <text:s text:c="2"/>'(R1) GT X''4'''</text:p>
      <text:p text:style-name="Preformatted_20_Text"><text:s text:c="9"/>ELSET</text:p>
      <text:p text:style-name="Preformatted_20_Text"><text:s text:c="9"/>WTO <text:s text:c="2"/>'(R1) NOT GT X''4'''</text:p>
      <text:p text:style-name="Preformatted_20_Text"><text:s text:c="9"/>ENDIF</text:p>
      <text:p text:style-name="Preformatted_20_Text">*</text:p>
      <text:p text:style-name="Preformatted_20_Text">*</text:p>
      <text:p text:style-name="Preformatted_20_Text">* <text:s text:c="7"/>FULLWORD: ARITHMETIC - REGISTER TO REGISTER</text:p>
      <text:p text:style-name="Preformatted_20_Text"><text:s text:c="9"/>IFT <text:s text:c="2"/>F,(R1),LE,(R2)</text:p>
      <text:p text:style-name="Preformatted_20_Text"><text:s text:c="9"/>WTO <text:s text:c="2"/>'(R1) LE (R2)'</text:p>
      <text:p text:style-name="Preformatted_20_Text"><text:s text:c="9"/>ENDIF</text:p>
      <text:p text:style-name="Preformatted_20_Text">*</text:p>
      <text:p text:style-name="Preformatted_20_Text">*</text:p>
      <text:p text:style-name="Preformatted_20_Text">* <text:s text:c="7"/>BOOLEAN: TEST BIT 3 IN BYTE IN MEMORY</text:p>
      <text:p text:style-name="Preformatted_20_Text"><text:s text:c="9"/>IFT <text:s text:c="2"/>B,3,ON,TEST3</text:p>
      <text:p text:style-name="Preformatted_20_Text"><text:s text:c="9"/>WTO <text:s text:c="2"/>'BIT 3 IN BYTE TEST3 IS A 1'</text:p>
      <text:p text:style-name="Preformatted_20_Text"><text:s text:c="9"/>ELSET</text:p>
      <text:p text:style-name="Preformatted_20_Text"><text:s text:c="9"/>WTO <text:s text:c="2"/>'BIT 3 IN BYTE TEST3 IS A 0'</text:p>
      <text:p text:style-name="Preformatted_20_Text"><text:s text:c="9"/>ENDIF</text:p>
      <text:p text:style-name="Preformatted_20_Text">*</text:p>
      <text:p text:style-name="Preformatted_20_Text">*</text:p>
      <text:p text:style-name="Preformatted_20_Text">* <text:s text:c="7"/>BOOLEAN: TEST BIT 3 IN FULLWORD IN MEMORY</text:p>
      <text:p text:style-name="Preformatted_20_Text">* <text:s text:c="17"/>USING ALTERNATE WORK REGISTERS</text:p>
      <text:p text:style-name="Preformatted_20_Text"><text:s text:c="9"/>IFT <text:s text:c="2"/>F,3,OFF,TEST3,THEN,(R9,R10)</text:p>
      <text:p text:style-name="Preformatted_20_Text"><text:s text:c="9"/>WTO <text:s text:c="2"/>'BIT 3 IN FULLWORD TEST3 IS A 0'</text:p>
      <text:p text:style-name="Preformatted_20_Text"><text:s text:c="9"/>ELSET</text:p>
      <text:p text:style-name="Preformatted_20_Text"><text:s text:c="9"/>WTO <text:s text:c="2"/>'BIT 3 IN FULLWORD TEST3 IS A 1'</text:p>
      <text:p text:style-name="Preformatted_20_Text"><text:s text:c="9"/>ENDIF</text:p>
      <text:p text:style-name="Preformatted_20_Text">*</text:p>
      <text:p text:style-name="Preformatted_20_Text">*</text:p>
      <text:p text:style-name="Preformatted_20_Text">* <text:s text:c="7"/>USER INSTRUCTION WITH ARITHMETIC OPERATOR</text:p>
      <text:p text:style-name="Preformatted_20_Text"><text:s text:c="9"/>LHI <text:s text:c="2"/>R1,0</text:p>
      <text:p text:style-name="Preformatted_20_Text"><text:s text:c="9"/>WHILE U,'LR R1,R1',EQ,,DO</text:p>
      <text:p text:style-name="Preformatted_20_Text"><text:s text:c="9"/>WTO <text:s text:c="2"/>'EXECUTE WHILE (R1) EQL 0'</text:p>
      <text:p text:style-name="Preformatted_20_Text"><text:s text:c="9"/>LHI <text:s text:c="2"/>R1,1</text:p>
      <text:p text:style-name="Preformatted_20_Text"><text:s text:c="9"/>ENDWHILE</text:p>
      <text:p text:style-name="Preformatted_20_Text">*</text:p>
      <text:p text:style-name="Preformatted_20_Text">*</text:p>
      <text:p text:style-name="Preformatted_20_Text">* <text:s text:c="7"/>USER 3200 STRING INSTRUCTION WITH LOGICAL OPERATOR</text:p>
      <text:p text:style-name="Preformatted_20_Text"><text:s text:c="9"/>WHILE U,'CPAN =10,0(5),=10,0(6)',EQL</text:p>
      <text:p text:style-name="Preformatted_20_Text"><text:s text:c="9"/>SCALL SUBPROG2,R6=^TEST1,R9='TEST2,B'</text:p>
      <text:p text:style-name="Preformatted_20_Text"><text:s text:c="9"/>WTO 'LOOP UNTIL STRINGS MATCH'</text:p>
      <text:p text:style-name="Preformatted_20_Text"><text:s text:c="9"/>ENDWHILE</text:p>
      <text:p text:style-name="Preformatted_20_Text">*</text:p>
      <text:p text:style-name="Preformatted_20_Text">*</text:p>
      <text:p text:style-name="Preformatted_20_Text">* <text:s text:c="7"/>USER INSTRUCTION WITH BRANCH MNENOMIC EXTENSION</text:p>
      <text:p text:style-name="Preformatted_20_Text"><text:s text:c="9"/>IFT <text:s text:c="2"/>U,'AHI R1,X'1E'',Z</text:p>
      <text:p text:style-name="Preformatted_20_Text"><text:s text:c="9"/>WTO <text:s text:c="2"/>'(R1) IS 0'</text:p>
      <text:p text:style-name="Preformatted_20_Text"><text:s text:c="9"/>ENDIF</text:p>
      <text:p text:style-name="Preformatted_20_Text">*</text:p>
      <text:p text:style-name="Preformatted_20_Text">*</text:p>
      <text:p text:style-name="Preformatted_20_Text">* <text:s text:c="7"/>USER INSTRUCTION WITH CONDITION CODE TEST</text:p>
      <text:p text:style-name="Preformatted_20_Text"><text:s text:c="9"/>IFT <text:s text:c="2"/>U,'CLR R2,R3',TC,!G!L</text:p>
      <text:p text:style-name="Preformatted_20_Text"><text:s text:c="9"/>WTO <text:s text:c="2"/>'CLR R2,R3 SET CC BITS G OR L'</text:p>
      <text:p text:style-name="Preformatted_20_Text"><text:soft-page-break/><text:s text:c="9"/>ENDIF</text:p>
      <text:p text:style-name="Preformatted_20_Text">*</text:p>
      <text:p text:style-name="Preformatted_20_Text">*</text:p>
      <text:p text:style-name="Preformatted_20_Text">* <text:s text:c="7"/>CONDITION CODE TEST</text:p>
      <text:p text:style-name="Preformatted_20_Text"><text:s text:c="9"/>IFT <text:s text:c="2"/>*,,FC,!5,THEN</text:p>
      <text:p text:style-name="Preformatted_20_Text"><text:s text:c="9"/>WTO <text:s text:c="2"/>'CC BITS V AND L ARE BOTH 0'</text:p>
      <text:p text:style-name="Preformatted_20_Text"><text:s text:c="9"/>ENDIF</text:p>
      <text:p text:style-name="Preformatted_20_Text">*</text:p>
      <text:p text:style-name="Preformatted_20_Text">*</text:p>
      <text:p text:style-name="Preformatted_20_Text">* <text:s text:c="7"/>CASE-WHEN-ENDCASE</text:p>
      <text:p text:style-name="Preformatted_20_Text"><text:s text:c="9"/>LHI <text:s text:c="2"/>RCASEV,2</text:p>
      <text:p text:style-name="Preformatted_20_Text"><text:s text:c="9"/>CASE N=6,IXREG=RCASEV</text:p>
      <text:p text:style-name="Preformatted_20_Text"><text:s text:c="9"/>WHEN <text:s/>0</text:p>
      <text:p text:style-name="Preformatted_20_Text"><text:s text:c="9"/>WTO <text:s text:c="2"/>'CASE OF (RCASEV) = 0'</text:p>
      <text:p text:style-name="Preformatted_20_Text"><text:s text:c="9"/>WHEN <text:s/>2</text:p>
      <text:p text:style-name="Preformatted_20_Text"><text:s text:c="9"/>WTO <text:s text:c="2"/>'CASE OF (RCASEV) = 2'</text:p>
      <text:p text:style-name="Preformatted_20_Text"><text:s text:c="9"/>WHEN <text:s/>1,3</text:p>
      <text:p text:style-name="Preformatted_20_Text"><text:s text:c="9"/>WTO <text:s text:c="2"/>'CASE OF (RCASEV) = 1 OR 3'</text:p>
      <text:p text:style-name="Preformatted_20_Text"><text:s text:c="9"/>WHEN <text:s/>OTHERS</text:p>
      <text:p text:style-name="Preformatted_20_Text"><text:s text:c="9"/>WTO <text:s text:c="2"/>'CASE OF (RCASEV) = 4 OR 5'</text:p>
      <text:p text:style-name="Preformatted_20_Text"><text:s text:c="9"/>ENDCASE</text:p>
      <text:p text:style-name="Preformatted_20_Text">*</text:p>
      <text:p text:style-name="Preformatted_20_Text">*</text:p>
      <text:p text:style-name="Preformatted_20_Text">* <text:s text:c="7"/>NESTED LOOPS WITH LEXITIF</text:p>
      <text:p text:style-name="Preformatted_20_Text"><text:s text:c="9"/>LI <text:s text:c="3"/>R1,C'S'</text:p>
      <text:p text:style-name="Preformatted_20_Text"><text:s text:c="9"/>WHILE U,'CLHI R1,C'W'',NEL</text:p>
      <text:p text:style-name="Preformatted_20_Text"><text:s text:c="9"/>WTO <text:s text:c="2"/>'(R1) NOT C''W'''</text:p>
      <text:p text:style-name="Preformatted_20_Text"><text:s text:c="9"/>LHI <text:s text:c="2"/>R2,0</text:p>
      <text:p text:style-name="Preformatted_20_Text">TARGET <text:s text:c="2"/>REPEAT</text:p>
      <text:p text:style-name="Preformatted_20_Text"><text:s text:c="9"/>WTO <text:s text:c="2"/>'REPEAT UNTIL (R2) = X''FF'''</text:p>
      <text:p text:style-name="Preformatted_20_Text"><text:s text:c="9"/>LHI <text:s text:c="2"/>R3,0</text:p>
      <text:p text:style-name="Preformatted_20_Text"><text:s text:c="9"/>LHI <text:s text:c="2"/>R4,10</text:p>
      <text:p text:style-name="Preformatted_20_Text"><text:s text:c="9"/>LOOP</text:p>
      <text:p text:style-name="Preformatted_20_Text"><text:s text:c="9"/>WTO <text:s text:c="2"/>'LOOP UNTIL (R3) GREATER THAN (R4)'</text:p>
      <text:p text:style-name="Preformatted_20_Text"><text:s text:c="9"/>LEXITIF <text:s/>TARGET,F,(R3),GT,(R4),ENDLEXIT</text:p>
      <text:p text:style-name="Preformatted_20_Text"><text:s text:c="9"/>AHI <text:s text:c="2"/>R3,3</text:p>
      <text:p text:style-name="Preformatted_20_Text"><text:s text:c="9"/>ENDLOOP</text:p>
      <text:p text:style-name="Preformatted_20_Text"><text:s text:c="9"/>AHI <text:s text:c="2"/>R2,1</text:p>
      <text:p text:style-name="Preformatted_20_Text"><text:s text:c="9"/>UNTIL U,'CHI R2,X'FF'',EQ,,REPEAT</text:p>
      <text:p text:style-name="Preformatted_20_Text"><text:s text:c="9"/>WTO <text:s text:c="2"/>'LEXITIF BRANCHES TO THIS LINE'</text:p>
      <text:p text:style-name="Preformatted_20_Text"><text:s text:c="9"/>SCALL SUBPROG1</text:p>
      <text:p text:style-name="Preformatted_20_Text"><text:s text:c="9"/>ENDWHILE</text:p>
      <text:p text:style-name="Preformatted_20_Text">*</text:p>
      <text:p text:style-name="Preformatted_20_Text">* <text:s text:c="7"/>NOTE: IN THIS EXAMPLE LEXITIF BREAKS REPEAT-UNTIL</text:p>
      <text:p text:style-name="Preformatted_20_Text">* <text:s text:c="13"/>BEFORE (R2) = X'FF'.</text:p>
      <text:p text:style-name="Preformatted_20_Text">*</text:p>
      <text:p text:style-name="Preformatted_20_Text">*</text:p>
      <text:p text:style-name="Preformatted_20_Text">* <text:s text:c="7"/>BIT: SET BIT 3 IN TEST1 USING WORK REGISTER R11</text:p>
      <text:p text:style-name="Preformatted_20_Text"><text:s text:c="9"/>BIT <text:s text:c="2"/>F,3,ON,TEST1,BEND,R11</text:p>
      <text:p text:style-name="Preformatted_20_Text">*</text:p>
      <text:p text:style-name="Preformatted_20_Text">*</text:p>
      <text:p text:style-name="Preformatted_20_Text">* <text:s text:c="7"/>BIT: COMPLEMENT BIT 3 IN HALFWORD TEST1</text:p>
      <text:p text:style-name="Preformatted_20_Text"><text:s text:c="9"/>BIT <text:s text:c="2"/>H,3,COMP,TEST1</text:p>
      <text:p text:style-name="Preformatted_20_Text">*</text:p>
      <text:p text:style-name="Preformatted_20_Text">*</text:p>
      <text:p text:style-name="Preformatted_20_Text">* <text:s text:c="7"/>END OF MAIN PROGRAM</text:p>
      <text:p text:style-name="Preformatted_20_Text"><text:s text:c="9"/>EOT RC=0</text:p>
      <text:p text:style-name="Preformatted_20_Text">*</text:p>
      <text:p text:style-name="Preformatted_20_Text">*</text:p>
      <text:p text:style-name="Preformatted_20_Text"><text:s text:c="9"/>BEGSEG <text:s text:c="3"/>SUBPROG1,SAVE=(R10)</text:p>
      <text:p text:style-name="Preformatted_20_Text">* <text:s text:c="7"/>SAVING REGISTERS 10 THRU 15 IN THE STACK</text:p>
      <text:p text:style-name="Preformatted_20_Text"><text:s text:c="9"/>WTO <text:s text:c="2"/>'EXECUTING SUBPROG1 INTERNAL SUBROUTINE'</text:p>
      <text:p text:style-name="Preformatted_20_Text"><text:s text:c="9"/>SCALL <text:s text:c="4"/>SUBPROG2 <text:s text:c="7"/>TO DEMONSTRATE STACK</text:p>
      <text:p text:style-name="Preformatted_20_Text"><text:s text:c="9"/>AHI <text:s text:c="2"/>R1,1</text:p>
      <text:p text:style-name="Preformatted_20_Text"><text:soft-page-break/><text:s text:c="9"/>ENDSEG</text:p>
      <text:p text:style-name="Preformatted_20_Text"><text:s text:c="9"/>BEGSEG <text:s text:c="3"/>SUBPROG2,SAVE=AFRAME</text:p>
      <text:p text:style-name="Preformatted_20_Text">* <text:s text:c="7"/>SAVING REGISTERS 8 THRU 15 PLUS USER SPACE PER AFRAME</text:p>
      <text:p text:style-name="Preformatted_20_Text"><text:s text:c="9"/>AHI <text:s text:c="6"/>R1,1</text:p>
      <text:p text:style-name="Preformatted_20_Text"><text:s text:c="9"/>ENDSEG R14=!99</text:p>
      <text:p text:style-name="Preformatted_20_Text">*</text:p>
      <text:p text:style-name="Preformatted_20_Text">*</text:p>
      <text:p text:style-name="Preformatted_20_Text"><text:s text:c="9"/>PROGEND IN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0T17:36:30.724324478</meta:creation-date>
    <dc:date>2021-05-30T17:20:45.472147334</dc:date>
    <meta:editing-duration>PT1H31M26S</meta:editing-duration>
    <meta:editing-cycles>18</meta:editing-cycles>
    <meta:generator>LibreOffice/6.2.8.2$Linux_X86_64 LibreOffice_project/f82ddfca21ebc1e222a662a32b25c0c9d20169ee</meta:generator>
    <meta:document-statistic meta:table-count="0" meta:image-count="0" meta:object-count="0" meta:page-count="28" meta:paragraph-count="738" meta:word-count="7392" meta:character-count="47284" meta:non-whitespace-character-count="36690"/>
  </office:meta>
</office:document-meta>
</file>